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22d5e" officeooo:paragraph-rsid="01522d5e"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30f89" officeooo:paragraph-rsid="01530f89" style:text-blinking="false" fo:background-color="transparent" style:font-size-asian="8pt" style:font-style-asian="normal" style:font-weight-asian="normal" style:font-size-complex="8pt" style:font-style-complex="normal" style:font-weight-complex="normal"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4415d" officeooo:paragraph-rsid="0154415d" style:text-blinking="false" fo:background-color="transparent" style:font-size-asian="8pt" style:font-style-asian="normal" style:font-weight-asian="normal" style:font-size-complex="8pt" style:font-style-complex="normal" style:font-weight-complex="normal"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9d18d" officeooo:paragraph-rsid="0159d18d" style:text-blinking="false" fo:background-color="transparent" style:font-size-asian="8pt" style:font-style-asian="normal" style:font-weight-asian="normal" style:font-size-complex="8pt" style:font-style-complex="normal" style:font-weight-complex="normal" loext:padding="0in" loext:border="none"/>
    </style:style>
    <style:style style:name="P2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P3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c4717" officeooo:paragraph-rsid="014c4717" style:text-blinking="false" fo:background-color="transparent" style:font-size-asian="8pt" style:font-style-asian="normal" style:font-weight-asian="bold" style:font-size-complex="8pt" style:font-style-complex="normal" style:font-weight-complex="bold" loext:padding="0in" loext:border="none"/>
    </style:style>
    <style:style style:name="P3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63cb" officeooo:paragraph-rsid="015363cb" style:text-blinking="false" fo:background-color="transparent" style:font-size-asian="8pt" style:font-style-asian="normal" style:font-weight-asian="bold" style:font-size-complex="8pt" style:font-style-complex="normal" style:font-weight-complex="bold" loext:padding="0in" loext:border="none"/>
    </style:style>
    <style:style style:name="P3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63cb" officeooo:paragraph-rsid="015363cb" style:text-blinking="false" fo:background-color="transparent" style:font-size-asian="8pt" style:font-style-asian="normal" style:font-weight-asian="bold" style:font-size-complex="8pt" style:font-style-complex="normal" style:font-weight-complex="bold" loext:padding="0in" loext:border="none"/>
    </style:style>
    <style:style style:name="P3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415d" officeooo:paragraph-rsid="0154415d" style:text-blinking="false" fo:background-color="transparent" style:font-size-asian="8pt" style:font-style-asian="normal" style:font-weight-asian="bold" style:font-size-complex="8pt" style:font-style-complex="normal" style:font-weight-complex="bold" loext:padding="0in" loext:border="none"/>
    </style:style>
    <style:style style:name="P3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415d" officeooo:paragraph-rsid="0154415d" style:text-blinking="false" fo:background-color="transparent" style:font-size-asian="8pt" style:font-style-asian="normal" style:font-weight-asian="bold" style:font-size-complex="8pt" style:font-style-complex="normal" style:font-weight-complex="bold" loext:padding="0in" loext:border="none"/>
    </style:style>
    <style:style style:name="P3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548f7" officeooo:paragraph-rsid="015548f7" style:text-blinking="false" fo:background-color="transparent" style:font-size-asian="8pt" style:font-style-asian="normal" style:font-weight-asian="bold" style:font-size-complex="8pt" style:font-style-complex="normal" style:font-weight-complex="bold" loext:padding="0in" loext:border="none"/>
    </style:style>
    <style:style style:name="P3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548f7" officeooo:paragraph-rsid="015548f7" style:text-blinking="false" fo:background-color="transparent" style:font-size-asian="8pt" style:font-style-asian="normal" style:font-weight-asian="bold" style:font-size-complex="8pt" style:font-style-complex="normal" style:font-weight-complex="bold" loext:padding="0in" loext:border="none"/>
    </style:style>
    <style:style style:name="P3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P36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P3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82bd6" style:text-blinking="false" fo:background-color="transparent" style:font-size-asian="8pt" style:font-style-asian="normal" style:font-weight-asian="bold" style:font-size-complex="8pt" style:font-style-complex="normal" style:font-weight-complex="bold" loext:padding="0in" loext:border="none"/>
    </style:style>
    <style:style style:name="P3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P3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P3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9d18d" officeooo:paragraph-rsid="0159d18d" style:text-blinking="false" fo:background-color="transparent" style:font-size-asian="8pt" style:font-style-asian="normal" style:font-weight-asian="bold" style:font-size-complex="8pt" style:font-style-complex="normal" style:font-weight-complex="bold" loext:padding="0in" loext:border="none"/>
    </style:style>
    <style:style style:name="P3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9d18d" officeooo:paragraph-rsid="0159d18d" style:text-blinking="false" fo:background-color="transparent" style:font-size-asian="8pt" style:font-style-asian="normal" style:font-weight-asian="bold" style:font-size-complex="8pt" style:font-style-complex="normal" style:font-weight-complex="bold" loext:padding="0in" loext:border="none"/>
    </style:style>
    <style:style style:name="P3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a7eb2" officeooo:paragraph-rsid="015a7eb2" style:text-blinking="false" fo:background-color="transparent" style:font-size-asian="8pt" style:font-style-asian="normal" style:font-weight-asian="bold" style:font-size-complex="8pt" style:font-style-complex="normal" style:font-weight-complex="bold" loext:padding="0in" loext:border="none"/>
    </style:style>
    <style:style style:name="P3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a7eb2" officeooo:paragraph-rsid="015a7eb2"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weight="normal" officeooo:rsid="014a9dc6" style:font-weight-asian="normal" style:font-weight-complex="normal"/>
    </style:style>
    <style:style style:name="T56" style:family="text">
      <style:text-properties fo:font-weight="normal" officeooo:rsid="014aa4a7" style:font-weight-asian="normal" style:font-weight-complex="normal"/>
    </style:style>
    <style:style style:name="T57" style:family="text">
      <style:text-properties fo:font-weight="normal" officeooo:rsid="014ca713" style:font-weight-asian="normal" style:font-weight-complex="normal"/>
    </style:style>
    <style:style style:name="T58" style:family="text">
      <style:text-properties fo:font-weight="normal" officeooo:rsid="014e75f4" style:font-weight-asian="normal" style:font-weight-complex="normal"/>
    </style:style>
    <style:style style:name="T59" style:family="text">
      <style:text-properties fo:font-weight="normal" officeooo:rsid="01506521" style:font-weight-asian="normal" style:font-weight-complex="normal"/>
    </style:style>
    <style:style style:name="T60" style:family="text">
      <style:text-properties fo:font-weight="normal" officeooo:rsid="01522d5e" style:font-weight-asian="normal" style:font-weight-complex="normal"/>
    </style:style>
    <style:style style:name="T61" style:family="text">
      <style:text-properties fo:font-weight="normal" officeooo:rsid="01530f89" style:font-weight-asian="normal" style:font-weight-complex="normal"/>
    </style:style>
    <style:style style:name="T62" style:family="text">
      <style:text-properties fo:font-weight="normal" officeooo:rsid="015363cb" style:font-weight-asian="normal" style:font-weight-complex="normal"/>
    </style:style>
    <style:style style:name="T63" style:family="text">
      <style:text-properties fo:font-weight="normal" officeooo:rsid="015548f7" style:font-weight-asian="normal" style:font-weight-complex="normal"/>
    </style:style>
    <style:style style:name="T64" style:family="text">
      <style:text-properties fo:font-weight="normal" officeooo:rsid="0156e77e" style:font-weight-asian="normal" style:font-weight-complex="normal"/>
    </style:style>
    <style:style style:name="T65" style:family="text">
      <style:text-properties fo:font-weight="normal" officeooo:rsid="0159d18d" style:font-weight-asian="normal" style:font-weight-complex="normal"/>
    </style:style>
    <style:style style:name="T66" style:family="text">
      <style:text-properties fo:font-weight="normal" officeooo:rsid="015da254" style:font-weight-asian="normal" style:font-weight-complex="normal"/>
    </style:style>
    <style:style style:name="T67" style:family="text">
      <style:text-properties fo:font-weight="normal" officeooo:rsid="015f87f3" style:font-weight-asian="normal" style:font-weight-complex="normal"/>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style:font-style-asian="italic" style:font-style-complex="italic"/>
    </style:style>
    <style:style style:name="T70" style:family="text">
      <style:text-properties style:text-position="super 58%" fo:font-weight="normal" style:font-weight-asian="normal" style:font-weight-complex="normal"/>
    </style:style>
    <style:style style:name="T71" style:family="text">
      <style:text-properties style:text-position="super 58%" fo:font-weight="bold" style:font-weight-asian="bold" style:font-weight-complex="bold"/>
    </style:style>
    <style:style style:name="T72" style:family="text">
      <style:text-properties officeooo:rsid="00ddb14a"/>
    </style:style>
    <style:style style:name="T73" style:family="text">
      <style:text-properties officeooo:rsid="00e6c0cb"/>
    </style:style>
    <style:style style:name="T74" style:family="text">
      <style:text-properties officeooo:rsid="00e9002e"/>
    </style:style>
    <style:style style:name="T75" style:family="text">
      <style:text-properties officeooo:rsid="00f40956"/>
    </style:style>
    <style:style style:name="T76" style:family="text">
      <style:text-properties officeooo:rsid="00fbd10d"/>
    </style:style>
    <style:style style:name="T77" style:family="text">
      <style:text-properties officeooo:rsid="01047184"/>
    </style:style>
    <style:style style:name="T78" style:family="text">
      <style:text-properties officeooo:rsid="01072dc4"/>
    </style:style>
    <style:style style:name="T79" style:family="text">
      <style:text-properties fo:font-weight="bold" style:font-weight-asian="bold" style:font-weight-complex="bold"/>
    </style:style>
    <style:style style:name="T80" style:family="text">
      <style:text-properties officeooo:rsid="010d5a79"/>
    </style:style>
    <style:style style:name="T81" style:family="text">
      <style:text-properties officeooo:rsid="011cd278"/>
    </style:style>
    <style:style style:name="T82" style:family="text">
      <style:text-properties officeooo:rsid="0121833b"/>
    </style:style>
    <style:style style:name="T83" style:family="text">
      <style:text-properties officeooo:rsid="0124f7e4"/>
    </style:style>
    <style:style style:name="T84" style:family="text">
      <style:text-properties style:text-position="0% 100%"/>
    </style:style>
    <style:style style:name="T85" style:family="text">
      <style:text-properties style:text-line-through-style="solid" style:text-line-through-type="single" fo:font-weight="normal" officeooo:rsid="01492381" style:font-weight-asian="normal" style:font-weight-complex="normal"/>
    </style:style>
    <style:style style:name="T86" style:family="text">
      <style:text-properties officeooo:rsid="01549c96"/>
    </style:style>
    <style:style style:name="T87" style:family="text">
      <style:text-properties officeooo:rsid="015d58f2"/>
    </style:style>
    <style:style style:name="T88" style:family="text">
      <style:text-properties officeooo:rsid="015da254"/>
    </style:style>
    <style:style style:name="T89" style:family="text">
      <style:text-properties officeooo:rsid="015f87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68">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70">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text:span text:style-name="T87">C</text:span>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o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text:span text:style-name="T87">p</text:span>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72">I took a rapid test w/ negative result. Cait said I should go to the party alone, but it didn’t sit well when I said okay… with either of us. We decided we would eat lasagna and drink champagne. She was feeling down.</text:span></text:p>
      <text:p text:style-name="P12"><text:s text:c="3"/><text:span text:style-name="T72">I played Battery Park from 2-4 with Ry &amp; Kev, and then went to Ingles for lasagna stuff. Chuck and Lucy were in the street when I pulled up, bearing many gifts. And so, we made lasagna and drunken</text:span><text:span text:style-name="T87">l</text:span><text:span text:style-name="T72">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text:span><text:span text:style-name="T87">U</text:span><text:span text:style-name="T72">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 and Melissa were walking by when I took Spud’s food outside. Melissa said the NYE party was just her, <text:span text:style-name="T88">G</text:span>ary, Fox and Alex plus Charlie and Jackson playing chess. I made a cup of coffee, read Be Here Now and wrote in my journal. I also ate the worst, dri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text:span text:style-name="T88">C</text:span>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text:span text:style-name="T88">C</text:span>ait had a Ginger’s Revenge. We walked to <text:span text:style-name="T88">C</text:span>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 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text:span text:style-name="T88">C</text:span>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text:span text:style-name="T88">C</text:span>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73">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73">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74">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text:span text:style-name="T88">M</text:span>ontford after that, and I got a cortado from All Day Darling. We decided after that to visit the library and checked out 10 books total. I got some Alan Watts and RZA. The security guard inundated us with calendars on our way out. We walked back to the car and drove to Cait’s, where I had just enough time for an amazing blowjob.</text:p>
      <text:p text:style-name="P61"><text:span text:style-name="T2"><text:s text:c="3"/>I walked up to Carrier Street and then down to Middlemont. Neither Amber or Amanda would be joining us, so we decided to push back the concert and record a Moon</text:span><text:span text:style-name="T66">F</text:span><text:span text:style-name="T2">wuit album. At one point, Melissa pointed out that the piano was no longer in the yard! I jammed with Ry and Meliss for a bit after </text:span><text:soft-page-break/><text:span text:style-name="T2">Kev &amp; Dulc</text:span><text:span text:style-name="T66">i</text:span><text:span text:style-name="T2">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 strips &amp; extension cables in my room and then worked til about noon, read some Alan Watts, looked at my phone and wrote in my journal . . . I talked to Cait, brushed my hair, walked down to her house and tightened all the screws on her bed 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75">Instead, we went to </text:span><text:span text:style-name="T88">UJ</text:span><text:span text:style-name="T75">.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69">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text:span><text:span text:style-name="T66">t</text:span><text:span text:style-name="T13">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76">this morning, but, at 7:40, I did. I fed them, made coffee, played Wordle (PROXY in six,) and worked until about 2:30 with some PCB and plate work mixed in. Cait didn’t have to go to work after all, so she </text:span><text:soft-page-break/><text:span text:style-name="T76">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68">Apples to Apples</text:span><text:span text:style-name="T2">, smoked some weed and then upgraded to </text:span><text:span text:style-name="T68">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text:span><text:span text:style-name="T66">I</text:span><text:span text:style-name="T15">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ei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text:span text:style-name="T88">M</text:span>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 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s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77">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loon. Then, we scratched out Dulci’s new tune and tracked Hot Air Bal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78">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78">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78">But, I saw Kevin driving toward me. He had forgotten he was supposed to play Whistle Hop. I felt a little uneasy down there knowing Sunny and Cait were hanging out and knowing no drums would be </text:span><text:soft-page-break/><text:span text:style-name="T78">tracked, so I said, “I’m gonna take the night off, guys. You got this.”</text:span></text:p>
      <text:p text:style-name="P28"><text:s text:c="3"/><text:span text:style-name="T78">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79">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ai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a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80">did to feed the dogs, I noticed Cait was online, so I told her I love her. We talked through some things and I fell back asleep.</text:span></text:p>
      <text:p text:style-name="P30"><text:s text:c="3"/><text:span text:style-name="T80">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69">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text:span text:style-name="T88">Gütterslütz</text:span>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text:span text:style-name="T88">M</text:span>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text:span><text:span text:style-name="T66">I</text:span><text:span text:style-name="T31">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81">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82">for a delicious lunch. We went and bought some flip-flops after that and had a little sit on the beach, saw some really cool rainbows.</text:span></text:p>
      <text:p text:style-name="P36"><text:s text:c="3"/><text:span text:style-name="T82">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83">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81">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82">III.XIX</text:p>
      <text:p text:style-name="P282"><text:span text:style-name="T2"/></text:p>
      <text:p text:style-name="P282"><text:span text:style-name="T2">Worked, packed drums, got dressed, went to the Pump, met Cait, drove to South Slope, set up my drums at American Vinyl Co, hung outside w/ Kev and Dulc</text:span><text:span text:style-name="T66">i</text:span><text:span text:style-name="T2">, sound checked, got pizza, watched the Willie Nillies, played a set. My mom and Cait and Kim were the wildest people in the room.</text:span></text:p>
      <text:p text:style-name="P282"><text:soft-page-break/><text:span text:style-name="T2"><text:s text:c="3"/>Watched Stinkerton Raid, went to One World West for a couple Screamin’ Js songs, followed Cait home, gave her a kiss, went home and slept.</text:span></text:p>
      <text:p text:style-name="P282"><text:span text:style-name="T2"/></text:p>
      <text:p text:style-name="P283">III.XX</text:p>
      <text:p text:style-name="P283"><text:span text:style-name="T2"/></text:p>
      <text:p text:style-name="P282"><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82"><text:span text:style-name="T2"><text:s text:c="3"/>We went back to McStew’s for a moment and then to Cait’s house.</text:span></text:p>
      <text:p text:style-name="P282"><text:span text:style-name="T2"/></text:p>
      <text:p text:style-name="P283">III.XXI</text:p>
      <text:p text:style-name="P283"><text:span text:style-name="T2"/></text:p>
      <text:p text:style-name="P282"><text:span text:style-name="T2">Woke and made my way home. Had coffee w/ Sunny and her mom and then told Sunny I was planning on moving out in June. She melted down and told me to get out, so I walked up to UJ and met my dad for lunch.</text:span></text:p>
      <text:p text:style-name="P282"><text:span text:style-name="T2"><text:s text:c="3"/>I cuddled Cait for a few after that, and she went into work. Sunny seemed like she was at the Pump, so I snuck over to my house for clothes, computer and keyboards.</text:span></text:p>
      <text:p text:style-name="P282"><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82"><text:span text:style-name="T2"/></text:p>
      <text:p text:style-name="P282"><text:span text:style-name="T2"/></text:p>
      <text:p text:style-name="P282"><text:span text:style-name="T2"/></text:p>
      <text:p text:style-name="P282"><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e, watched some Gilded Age and then Vice Principals. We were very tired and slept in Wende’s bed. I should probably mention I also got yelled at in the car before going into the Pub.</text:p>
      <text:p text:style-name="P271"/>
      <text:p text:style-name="P284">III.XXIII</text:p>
      <text:p text:style-name="P284"><text:span text:style-name="T2"/></text:p>
      <text:p text:style-name="P284"><text:span text:style-name="T2">Woke, phone was dead. Cait had to do stuff at work, so we went to her house… after Izzy’s. I listened to Tina’s new songs, scrolled on my phone and then wrote in my journal.</text:span></text:p>
      <text:p text:style-name="P284"><text:span text:style-name="T2"/></text:p>
      <text:p text:style-name="P285"><text:span text:style-name="T2">. . .</text:span></text:p>
      <text:p text:style-name="P284"><text:span text:style-name="T2"/></text:p>
      <text:p text:style-name="P284"><text:span text:style-name="T2">Cait came home and we watched High Fidelity. Cait got anxious and we made love. I think we checked on the cats after that, went back to Cait’s house and watched The Great Gatsby.</text:span></text:p>
      <text:p text:style-name="P284"><text:span text:style-name="T2"><text:s text:c="3"/>I somehow skipped over eating a turkey pita and heating Cait’s curry, but that was in there, too. Also, it was a rainy day. Cait blew up at Nelia for being noisy at 5AM.</text:span></text:p>
      <text:p text:style-name="P284"><text:soft-page-break/><text:span text:style-name="T2"/></text:p>
      <text:p text:style-name="P286">III.XXIV</text:p>
      <text:p text:style-name="P284"><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4"><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4"><text:span text:style-name="T2"><text:s text:c="3"/>As I expected, Sunny got up at 11:15, banged around in the kitchen, invited Will over and bitched.</text:span></text:p>
      <text:p text:style-name="P284"><text:span text:style-name="T2"/></text:p>
      <text:p text:style-name="P286">III.XXV</text:p>
      <text:p text:style-name="P286"><text:span text:style-name="T2"/></text:p>
      <text:p text:style-name="P284"><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4"><text:span text:style-name="T41"/></text:p>
      <text:p text:style-name="P285"><text:span text:style-name="T41">. . .</text:span></text:p>
      <text:p text:style-name="P284"><text:span text:style-name="T41"/></text:p>
      <text:p text:style-name="P287"><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w’s for bongos and bongs. We made love and fell asleep.</text:span></text:p>
      <text:p text:style-name="P287"><text:span text:style-name="T2"/></text:p>
      <text:p text:style-name="P287">III.XXVI</text:p>
      <text:p text:style-name="P287"><text:span text:style-name="T2"/></text:p>
      <text:p text:style-name="P287"><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7"><text:span text:style-name="T2"/></text:p>
      <text:p text:style-name="P287">III.XXVII</text:p>
      <text:p text:style-name="P287"><text:span text:style-name="T2"/></text:p>
      <text:p text:style-name="P287"><text:span text:style-name="T2">woke, went to Middlemont, recorded the aforementioned songs in record time. I walked home, laid on the couch, went to let the cats out, met Cat at UJ for some food. Kim, Rick and Bart were there as well.</text:span></text:p>
      <text:p text:style-name="P287"><text:span text:style-name="T2"><text:s text:c="3"/>We drank at the Pump until the sun went down and then ate potato soup at Wende’s house and watched Gilded Age. We fell asleep reasonably early.</text:span></text:p>
      <text:p text:style-name="P287"><text:span text:style-name="T2"/></text:p>
      <text:p text:style-name="P287">III.XXVIII</text:p>
      <text:p text:style-name="P287"><text:span text:style-name="T2"/></text:p>
      <text:p text:style-name="P287"><text:span text:style-name="T2">woke, made coffee and cleaned Wende’s house. Cait had to go into work, but I stayed on the couch a while drinking coffee. I eventually walked home and wrote in my journal.</text:span></text:p>
      <text:p text:style-name="P287"><text:span text:style-name="T2"/></text:p>
      <text:p text:style-name="P288"><text:span text:style-name="T2">. . .</text:span></text:p>
      <text:p text:style-name="P287"><text:span text:style-name="T2"/></text:p>
      <text:p text:style-name="P287"><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7"><text:span text:style-name="T2"><text:s text:c="3"/>Then, I walked downtown and found a bar/coffee shop, the Asheville Club. I ordered a cortado and walked to Jack of the Wood. My parents and uncle Jack were trying to cross the street outside.</text:span></text:p>
      <text:p text:style-name="P287"><text:span text:style-name="T2"><text:s text:c="3"/>Melissa was hosting trivia. We ended up in 5</text:span><text:span text:style-name="T70">th</text:span><text:span text:style-name="T2"> place overall and had food + two beers while we did it. I had one at Claddagh after that while waiting for Cait. We had one at the Pump, went to UJ with Maria and Michel, ran into JB and then partied all night at Cait’s house. We fell asleep after having sex that was a little too pornographic.</text:span></text:p>
      <text:p text:style-name="P287"><text:span text:style-name="T2"/></text:p>
      <text:p text:style-name="P289">III.XXIX</text:p>
      <text:p text:style-name="P289"><text:span text:style-name="T2"/></text:p>
      <text:p text:style-name="P287"><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7"><text:span text:style-name="T2"><text:s text:c="3"/>I took several intense naps and wrote in my journal. . .I put on Gilded Age and did nothing but sleep all night.</text:span></text:p>
      <text:p text:style-name="P287"><text:span text:style-name="T2"/></text:p>
      <text:p text:style-name="P289">III.XXX</text:p>
      <text:p text:style-name="P289"><text:span text:style-name="T2"/></text:p>
      <text:p text:style-name="P287"><text:span text:style-name="T2">I woke at 8, fed the dogs, made coffee, played on my phone and wrote in my journal. . .I found a SafeSport assignment, worked til 1:00 and realized my Buddy-H controllers would work as long as soldered in.</text:span></text:p>
      <text:p text:style-name="P287"><text:soft-page-break/><text:span text:style-name="T2"><text:s text:c="3"/>I took a bath, washed my hair, packed an order, walked to the post office and met Cait at the Brew Pump, wrote in my journal.</text:span></text:p>
      <text:p text:style-name="P287"><text:span text:style-name="T2"/></text:p>
      <text:p text:style-name="P288"><text:span text:style-name="T2">. . .</text:span></text:p>
      <text:p text:style-name="P287"><text:span text:style-name="T2"/></text:p>
      <text:p text:style-name="P287"><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7"><text:span text:style-name="T2"><text:s text:c="3"/>Antonia’s front door was wide open. It was a very windy night. I snacked on El Kimchi while Cait made egg sandwiches. We went to bed, but I wasn’t sleepy yet, so I went down and hung on the couch for a while.</text:span></text:p>
      <text:p text:style-name="P287"><text:span text:style-name="T2"/></text:p>
      <text:p text:style-name="P287">III.XXXI</text:p>
      <text:p text:style-name="P287"/>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90"/>
      <text:p text:style-name="P290"/>
      <text:p text:style-name="P290"/>
      <text:p text:style-name="P291"><text:soft-page-break/>IV.I</text:p>
      <text:p text:style-name="P290"><text:span text:style-name="T2"/></text:p>
      <text:p text:style-name="P290"><text:span text:style-name="T2">I died——April Fool’s. I actually woke </text:span><text:span text:style-name="T42">up, made coffee, drank it on the stoop w/ Cait, walked to All Day Darling, ordered a ham, egg, cheese bagel + cold brew and ordered an Uber to the west side.</text:span></text:p>
      <text:p text:style-name="P290"><text:span text:style-name="T42"/></text:p>
      <text:p text:style-name="P292"><text:span text:style-name="T42">. . .</text:span></text:p>
      <text:p text:style-name="P290"><text:span text:style-name="T42"/></text:p>
      <text:p text:style-name="P293"><text:span text:style-name="T2">I forgot to mention that Cait </text:span><text:span text:style-name="T66">followed</text:span><text:span text:style-name="T2"> me, saying she had been driving without a license.</text:span></text:p>
      <text:p text:style-name="P293"><text:span text:style-name="T2"><text:s text:c="3"/>I took the Uber w/ Karen to Ace Hardware, bought a small bag of dog 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3"><text:span text:style-name="T2"><text:s text:c="3"/>Melissa picked me up at 330. we loaded my drums into the Element, picked up Ryan from Middlemont, swung by the post office to fulfill an order and then drove to Mars Hill. The person who booked us for the gig ran a coffee shop, so we met her there and then checked out the stage.</text:span></text:p>
      <text:p text:style-name="P293"><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3"><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3"><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3"><text:span text:style-name="T2"><text:s text:c="3"/>We went to Frazier’s, where I drank a Young’s stout, and then went to hang at Antonia’s house w/ Ryan and Amanda. We stayed up trading music videos until 5:30 in the morning. Then, Cait and I made love.</text:span></text:p>
      <text:p text:style-name="P293"><text:span text:style-name="T2"/></text:p>
      <text:p text:style-name="P293">IV.II</text:p>
      <text:p text:style-name="P293"><text:span text:style-name="T2"/></text:p>
      <text:p text:style-name="P294"><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4"><text:span text:style-name="T2"/></text:p>
      <text:p text:style-name="P295"><text:span text:style-name="T2">. . .</text:span></text:p>
      <text:p text:style-name="P294"><text:span text:style-name="T2"/></text:p>
      <text:p text:style-name="P294"><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6"/>
      <text:p text:style-name="P296"/>
      <text:p text:style-name="P296"/>
      <text:p text:style-name="P297"><text:soft-page-break/>IV.III</text:p>
      <text:p text:style-name="P296"><text:span text:style-name="T2"/></text:p>
      <text:p text:style-name="P296"><text:span text:style-name="T2">Woke at 9 and kissed Cait off to work. I tidied up and caught an Uber to the west side, where I made coffee, scrolled on my phone and wrote in my journal.</text:span></text:p>
      <text:p text:style-name="P296"><text:span text:style-name="T2"/></text:p>
      <text:p text:style-name="P298"><text:span text:style-name="T2">. . .</text:span></text:p>
      <text:p text:style-name="P298"><text:span text:style-name="T2"/></text:p>
      <text:p text:style-name="P296"><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6"><text:span text:style-name="T2"><text:s text:c="3"/>I walked down to Cait’s around 830 and watched some of David Chang’s new show. She was anxious from a weed gummy. We eventually put on some Drunk History and fell asleep.</text:span></text:p>
      <text:p text:style-name="P296"><text:span text:style-name="T2"/></text:p>
      <text:p text:style-name="P297">IV.IV</text:p>
      <text:p text:style-name="P297"><text:span text:style-name="T2"/></text:p>
      <text:p text:style-name="P296"><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6"><text:span text:style-name="T43"><text:s text:c="3"/>I finished working, packed up a dummy V104 for Van Dusen, took it up to the post office, walked to the Brew Pump, had two beers + steak hibachi w/ eggs, then headed east.</text:span></text:p>
      <text:p text:style-name="P296"><text:span text:style-name="T43"><text:s text:c="3"/>I stopped into Urban Orchard for a quick pee, Owens Bell for a quick sit, Jack of the Wood for a </text:span><text:soft-page-break/><text:span text:style-name="T43">quick hello to Jason, Asheville Club for a quick, cor</text:span><text:span text:style-name="T67">t</text:span><text:span text:style-name="T43">ado, and then walked to Homegrown, ordered a Black Mocha Stout and wrote in my journal.</text:span></text:p>
      <text:p text:style-name="P296"><text:span text:style-name="T43"/></text:p>
      <text:p text:style-name="P298"><text:span text:style-name="T43">. . .</text:span></text:p>
      <text:p text:style-name="P296"><text:span text:style-name="T43"/></text:p>
      <text:p text:style-name="P299"><text:span text:style-name="T2">I had a couple beers, folded silverware and smoked some joints n’ bowls out back. Wende was celebrating her 47</text:span><text:span text:style-name="T70">th</text:span><text:span text:style-name="T2"> at 27 Club, so we went there and did some Karaoke. I had a green tea shot and a delicious Whistle Hop gose.</text:span></text:p>
      <text:p text:style-name="P299"><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9"><text:span text:style-name="T2"/></text:p>
      <text:p text:style-name="P299">IV.V</text:p>
      <text:p text:style-name="P299"><text:span text:style-name="T2"/></text:p>
      <text:p text:style-name="P299"><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9"><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9"><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9"><text:span text:style-name="T44"/></text:p>
      <text:p text:style-name="P300">IV.VI</text:p>
      <text:p text:style-name="P301"><text:span text:style-name="T2"/></text:p>
      <text:p text:style-name="P301"><text:span text:style-name="T2">Woke, made coffee, drank it on the stoop, </text:span><text:span text:style-name="T45">did the dishes, swept, kissed Cait goodbye, walked to Trade &amp; Lore, ordered an iced latte and wrote in my journal.</text:span></text:p>
      <text:p text:style-name="P301"><text:span text:style-name="T45"/></text:p>
      <text:p text:style-name="P302"><text:span text:style-name="T45">. . .</text:span></text:p>
      <text:p text:style-name="P301"><text:span text:style-name="T45"/></text:p>
      <text:p text:style-name="P303"><text:span text:style-name="T2">I walked to the Pub, sat next to Sarah Gibbs, texted with Hank and drank a nitro stout. I walked home and found a file w/ a manager at an Amazon fulfillment center.</text:span></text:p>
      <text:p text:style-name="P303"><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3"><text:span text:style-name="T2"/></text:p>
      <text:p text:style-name="P304">IV.VII</text:p>
      <text:p text:style-name="P304"><text:span text:style-name="T2"/></text:p>
      <text:p text:style-name="P305"><text:span text:style-name="T2">Woke, drove to feed the kitties and then got Cait a burrito from Jalisco. I walked home, drank coffee and eventually did a short assignment w/ a Tuscon lady about racial education.</text:span></text:p>
      <text:p text:style-name="P305"><text:span text:style-name="T2"><text:s text:c="3"/>I made some ramen, drank some OJ, briefly played with Pop OS and scrolled on my phone.</text:span></text:p>
      <text:p text:style-name="P305"><text:span text:style-name="T2"/></text:p>
      <text:p text:style-name="P305"><text:span text:style-name="T2"/></text:p>
      <text:p text:style-name="P305"><text:span text:style-name="T2"/></text:p>
      <text:p text:style-name="P305"><text:soft-page-break/>IV.VIII</text:p>
      <text:p text:style-name="P305"><text:span text:style-name="T2"/></text:p>
      <text:p text:style-name="P305"><text:span text:style-name="T2">I woke at 10, made coffee and wrote in my journal.</text:span></text:p>
      <text:p text:style-name="P305"><text:span text:style-name="T2"/></text:p>
      <text:p text:style-name="P306"><text:span text:style-name="T2">. . .</text:span></text:p>
      <text:p text:style-name="P305"><text:span text:style-name="T2"/></text:p>
      <text:p text:style-name="P305"><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text:span><text:span text:style-name="T67">MacBook</text:span><text:span text:style-name="T2">. I tried XCFE Manjaro (and Gnome) Ubuntu, Pop OS and Mint.</text:span></text:p>
      <text:p text:style-name="P305"><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5"><text:span text:style-name="T2"/></text:p>
      <text:p text:style-name="P307">IV.IX</text:p>
      <text:p text:style-name="P307"><text:span text:style-name="T2"/></text:p>
      <text:p text:style-name="P307"><text:span text:style-name="T2">Woke, walked home @ nine, made coffee, </text:span><text:span text:style-name="T46">did phone stuff, finished my transcription, started installing Mint and wrote in my journal.</text:span></text:p>
      <text:p text:style-name="P307"><text:span text:style-name="T46"/></text:p>
      <text:p text:style-name="P308"><text:span text:style-name="T46">. . .</text:span></text:p>
      <text:p text:style-name="P307"><text:span text:style-name="T46"/></text:p>
      <text:p text:style-name="P309"><text:span text:style-name="T2">Around six, I met Cait at the Pump. We had two beers, went to the Odditorium for food and then hung out at Alan’s house for a while. We went home at some point and made love.</text:span></text:p>
      <text:p text:style-name="P309"><text:span text:style-name="T2"/></text:p>
      <text:p text:style-name="P309"/>
      <text:p text:style-name="P309"/>
      <text:p text:style-name="P310"><text:soft-page-break/>IV.X</text:p>
      <text:p text:style-name="P309"><text:span text:style-name="T2"/></text:p>
      <text:p text:style-name="P309"><text:span text:style-name="T2">Woke and Cait hurried off to work. I did Wordle, walked home, made coffee and wrote in my journal.</text:span></text:p>
      <text:p text:style-name="P309"><text:span text:style-name="T2"/></text:p>
      <text:p text:style-name="P311"><text:span text:style-name="T2">. . .</text:span></text:p>
      <text:p text:style-name="P309"><text:span text:style-name="T2"/></text:p>
      <text:p text:style-name="P309"><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9"><text:span text:style-name="T2"><text:s text:c="3"/>Cait, Wende and Brandon showed up. We dropped them off at Homegrown, checked on the kitties, had one at the Pump, ate some noodles, watched an episode of Freaks and Geeks and fell asleep.</text:span></text:p>
      <text:p text:style-name="P309"><text:span text:style-name="T2"/></text:p>
      <text:p text:style-name="P310">IV.XI</text:p>
      <text:p text:style-name="P310"><text:span text:style-name="T2"/></text:p>
      <text:p text:style-name="P309"><text:span text:style-name="T2">Woke at 930, did Wordle, kissed Cait and walked home, made coffee and wrote in my journal.</text:span></text:p>
      <text:p text:style-name="P309"><text:span text:style-name="T2"/></text:p>
      <text:p text:style-name="P311"><text:span text:style-name="T2">. . .</text:span></text:p>
      <text:p text:style-name="P309"><text:span text:style-name="T2"/></text:p>
      <text:p text:style-name="P309"><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9"><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9"><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9"><text:span text:style-name="T2"/></text:p>
      <text:p text:style-name="P312">IV.XII</text:p>
      <text:p text:style-name="P312"><text:span text:style-name="T2"/></text:p>
      <text:p text:style-name="P312"><text:span text:style-name="T2">Woke and cuddled Cait, played Wordle, went to Izzy’s, went home, finished my transcription, sat on the couch and wrote in my journal while catching up w/ Rob Parks.</text:span></text:p>
      <text:p text:style-name="P312"><text:span text:style-name="T2"/></text:p>
      <text:p text:style-name="P313"><text:span text:style-name="T2">. . .</text:span></text:p>
      <text:p text:style-name="P312"><text:span text:style-name="T2"/></text:p>
      <text:p text:style-name="P312"><text:span text:style-name="T2">I think Rob took Sunny into work. I walked up to the Pub, ordered a burger + a nitro stout and chatted w/ Ocean. I went across the street for one and then walked down to Kev’s house for Cowboy Judy rehearsal.</text:span></text:p>
      <text:p text:style-name="P312"><text:span text:style-name="T2"><text:s text:c="3"/>I walked home and found some work. Rob brought Sunny home and passed out in her bed.</text:span></text:p>
      <text:p text:style-name="P312"><text:span text:style-name="T2"/></text:p>
      <text:p text:style-name="P312">IV.XIII</text:p>
      <text:p text:style-name="P312"><text:span text:style-name="T2"/></text:p>
      <text:p text:style-name="P312"><text:span text:style-name="T2">I worked and then walked to Ultra Coffee Bar. I ate a bagel + a Coke, rested and then walked to Antonia’s house. I drove Cait to two banks and then into work. I helped her with some things at Homegrown, and then went to Jalisco.</text:span></text:p>
      <text:p text:style-name="P312"><text:span text:style-name="T2"><text:s text:c="3"/>I ate half a torta w/ a margarita, and then we went to her house and made love. I decided to go home and find some work, but it took a long time, and so I fell asleep without doing any of it.</text:span></text:p>
      <text:p text:style-name="P312"><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12"><text:span text:style-name="T2"/></text:p>
      <text:p text:style-name="P314">IV.XIV</text:p>
      <text:p text:style-name="P312"><text:span text:style-name="T2"/></text:p>
      <text:p text:style-name="P312"><text:span text:style-name="T2">I stayed silent in my room until 11:30 and then gave Rob a ride to Waynesville to get him out of the house. I walked to Cait’s house after that, ate the second half of my torta, did Cait’s laundry and laid in the sun.</text:span></text:p>
      <text:p text:style-name="P312"><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12"><text:span text:style-name="T2"><text:s text:c="3"/>I drank one beer at Cait’s and we fell asleep watching Freaks and Geeks.</text:span></text:p>
      <text:p text:style-name="P312"><text:span text:style-name="T2"/></text:p>
      <text:p text:style-name="P315">IV.XV</text:p>
      <text:p text:style-name="P316"><text:span text:style-name="T2"/></text:p>
      <text:p text:style-name="P316"><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6"><text:span text:style-name="T47"><text:s text:c="3"/>We partied and ate low country boil until 10PM (Chuck, Lucy, Brandon, Jaime, Francis, Barbie, Azalea, Elena, Cam w/ a Keg, Wendex, Sean and Shari.) We shut down the party at ten and went to Alley Cat, where Oscar was DJing.</text:span></text:p>
      <text:p text:style-name="P316"><text:soft-page-break/><text:span text:style-name="T47"><text:s text:c="3"/>Cait was given lots of shots and we had to go at 11:50. We walked home and fell asleep.</text:span></text:p>
      <text:p text:style-name="P316"><text:span text:style-name="T47"/></text:p>
      <text:p text:style-name="P317">IV.XVI</text:p>
      <text:p text:style-name="P317"><text:span text:style-name="T2"/></text:p>
      <text:p text:style-name="P317"><text:span text:style-name="T2">Woke, walked home, made coffee, took Sunny into work, loaded drums, went to the Hot Spot for gas + beer, then Charlie’s house. We (Ryan, Meliss, Gary, Fox, Darwin, Dulci, neighbors &amp; a co-worker) hid and found cans. I found the most, 12.</text:span></text:p>
      <text:p text:style-name="P317"><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7"><text:span text:style-name="T2"/></text:p>
      <text:p text:style-name="P317">IV.XVII</text:p>
      <text:p text:style-name="P317"><text:span text:style-name="T2"/></text:p>
      <text:p text:style-name="P317"><text:span text:style-name="T2">Woke, went to Izzy’s for coffee——too busy. Went to Odd’s, back to Cait’s, walked home, tidied my room and wrote in my journal. . .I don’t remember what I did that night.</text:span></text:p>
      <text:p text:style-name="P317"><text:span text:style-name="T2"/></text:p>
      <text:p text:style-name="P317"><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7"><text:span text:style-name="T2"><text:s text:c="3"/></text:span>IV.XXI<text:span text:style-name="T2">, Cait and I went for a hike in Brevard then Cosmic Pizza, then watched Richie Rich in Montford.</text:span></text:p>
      <text:p text:style-name="P317"><text:span text:style-name="T2"/></text:p>
      <text:p text:style-name="P317"/>
      <text:p text:style-name="P317"/>
      <text:p text:style-name="P317"/>
      <text:p text:style-name="P318"><text:soft-page-break/>IV.XXII</text:p>
      <text:p text:style-name="P317"><text:span text:style-name="T2"/></text:p>
      <text:p text:style-name="P317"><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7"><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7"><text:span text:style-name="T2"/></text:p>
      <text:p text:style-name="P317">IV.XXIII</text:p>
      <text:p text:style-name="P317"><text:span text:style-name="T2"/></text:p>
      <text:p text:style-name="P317"><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7"><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7"><text:span text:style-name="T2"><text:s text:c="3"/>Apparently I was invited though, so I went and had two Guinness at Double Crown.</text:span></text:p>
      <text:p text:style-name="P317"><text:span text:style-name="T2"/></text:p>
      <text:p text:style-name="P317">IV.XXIV</text:p>
      <text:p text:style-name="P317"><text:span text:style-name="T2"/></text:p>
      <text:p text:style-name="P317"><text:span text:style-name="T2">Woke, walked home, caught a ride to Highlands, set up, got a beer, sound checked, played, went to Jalisco w/ everyone. I came home to a full house and got naked in the dark until I fell asleep.</text:span></text:p>
      <text:p text:style-name="P317"><text:span text:style-name="T2"/></text:p>
      <text:p text:style-name="P318"><text:soft-page-break/>IV.XXV</text:p>
      <text:p text:style-name="P317"><text:span text:style-name="T2"/></text:p>
      <text:p text:style-name="P317"><text:span text:style-name="T2">Woke feeling lazy, drank coffee, did a little bit of work and then wrote in my journal.</text:span></text:p>
      <text:p text:style-name="P317"><text:span text:style-name="T2"/></text:p>
      <text:p text:style-name="P319"><text:span text:style-name="T2">——— </text:span></text:p>
      <text:p text:style-name="P319"><text:span text:style-name="T2"/></text:p>
      <text:p text:style-name="P317"><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7"><text:span text:style-name="T2"/></text:p>
      <text:p text:style-name="P317"><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7"><text:span text:style-name="T2"/></text:p>
      <text:p text:style-name="P317"><text:span text:style-name="T2">It’s time to do some reverse journaling.</text:span></text:p>
      <text:p text:style-name="P317"><text:span text:style-name="T2"><text:s text:c="4"/></text:span>V.VIII<text:span text:style-name="T2"> — I am sitting on the porch at Lanvale, writing in my journal with a delicious iced latte from Izzy’s. I slept a lot this morning after Cait went to work.</text:span></text:p>
      <text:p text:style-name="P317"><text:span text:style-name="T2"/></text:p>
      <text:p text:style-name="P317"/>
      <text:p text:style-name="P317"/>
      <text:p text:style-name="P318"><text:soft-page-break/>V.VIIR</text:p>
      <text:p text:style-name="P317"><text:span text:style-name="T2"/></text:p>
      <text:p text:style-name="P317"><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7"><text:span text:style-name="T2"/></text:p>
      <text:p text:style-name="P318">V.VIR</text:p>
      <text:p text:style-name="P317"><text:span text:style-name="T2"/></text:p>
      <text:p text:style-name="P317"><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7"><text:span text:style-name="T2"/></text:p>
      <text:p text:style-name="P318">V.V</text:p>
      <text:p text:style-name="P317"><text:span text:style-name="T2"/></text:p>
      <text:p text:style-name="P317"><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7"><text:span text:style-name="T2"><text:s text:c="3"/>She started throwing my drums out in the yard, so I moved them over to Courtney’s house, knocked on their door and borrowed their van to move my things to Lanvale.</text:span></text:p>
      <text:p text:style-name="P317"><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7"><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7"><text:span text:style-name="T2"/></text:p>
      <text:p text:style-name="P320">V.IV</text:p>
      <text:p text:style-name="P320"><text:span text:style-name="T2"/></text:p>
      <text:p text:style-name="P320"><text:span text:style-name="T2">I woke at Cait’s, drank coffee and </text:span><text:span text:style-name="T48">walked up to Carrier to fulfill some orders. Sunny drove up behind me and said, “Get in.”</text:span></text:p>
      <text:p text:style-name="P320"><text:span text:style-name="T48"><text:s text:c="3"/>“You’re gonna show me where Wende lives,” she said. “The hell I am,” I said. “My dad has COVID. Let me out.” She would not. She drove me around with me screaming until people could hear me in the Ace Hardware parking lot.</text:span></text:p>
      <text:p text:style-name="P320"><text:span text:style-name="T48"><text:s text:c="3"/>I got out and walked near the house, but the truck was there, so I went to Izzy’s and then back to Cait’s. She called me multiple times, wanting to know why she wasn’t allowed to make her own decisions.</text:span></text:p>
      <text:p text:style-name="P320"><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20"><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20"><text:span text:style-name="T48"><text:s text:c="3"/>I forgot to mention watching part of Sideways in the middle of the day.</text:span></text:p>
      <text:p text:style-name="P320"><text:span text:style-name="T48"/></text:p>
      <text:p text:style-name="P321">M<text:span text:style-name="T2">ay 1</text:span><text:span text:style-name="T70">st</text:span><text:span text:style-name="T2"> through 3</text:span><text:span text:style-name="T70">rd</text:span><text:span text:style-name="T2"> must have been relatively uneventful. Actually, I remember </text:span>V.III<text:span text:style-name="T2"> now:</text:span></text:p>
      <text:p text:style-name="P321"><text:span text:style-name="T2"><text:s text:c="3"/>Woke at Cait’s, went home, worked for two hours, walked back down, went to Montford to check on the cats and went to Zil</text:span><text:span text:style-name="T67">l</text:span><text:span text:style-name="T2">acoah for Munoz. Cam was there standing at the truck and hanging out w/ his friend Josh from Jake and the Burtones, who recognized me from staying at his house w/ Louise in that bombed-out Virginia town. They were visiting from Oregon.</text:span></text:p>
      <text:p text:style-name="P321"><text:span text:style-name="T2"><text:s text:c="3"/>We went to Cam’s house, New Belgium, Double Crown, saw Robert Greer, then Brew Pump. I got a call from Sunny asking if Will had gone to bed.</text:span></text:p>
      <text:p text:style-name="P321"><text:span text:style-name="T2"><text:s text:c="3"/>I think Grant and Cam came over after that.</text:span></text:p>
      <text:p text:style-name="P321"><text:span text:style-name="T2"/></text:p>
      <text:p text:style-name="P321"><text:span text:style-name="T2">May 1</text:span><text:span text:style-name="T70">st</text:span><text:span text:style-name="T2">, I walked home from Montford and chilled. It was a beautiful day. One of those nights, I met Cait at Country Club, but some mushroom chocolates from Wende sent us home early.</text:span></text:p>
      <text:p text:style-name="P321"><text:span text:style-name="T2"><text:s text:c="3"/>That was </text:span>V.II<text:span text:style-name="T2">, which brings us back to the present, dear reader. I’m still drinking coffee and writing in my journal. Yesterday, I solved my 100</text:span><text:span text:style-name="T70">th</text:span><text:span text:style-name="T2"> Wordle in a row.</text:span></text:p>
      <text:p text:style-name="P321"><text:span text:style-name="T2"/></text:p>
      <text:p text:style-name="P322"><text:span text:style-name="T2">. . .</text:span></text:p>
      <text:p text:style-name="P321"><text:span text:style-name="T2"/></text:p>
      <text:p text:style-name="P323"><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3"><text:span text:style-name="T2"><text:s text:c="3"/>We had a couple w/ Wende when she showed up and then went home to munch on grilled cheeses, more turkey sandos, and tomato soup. I must have fallen fast asleep.</text:span></text:p>
      <text:p text:style-name="P323"><text:span text:style-name="T2"/></text:p>
      <text:p text:style-name="P323">V.IX</text:p>
      <text:p text:style-name="P323"><text:span text:style-name="T2"/></text:p>
      <text:p text:style-name="P323"><text:span text:style-name="T2">Woke to Cait in a rush. She had to go into </text:span><text:span text:style-name="T49">work early because it is a shit show from Will quitting. I made coffee, did the dishes, swept and wrote in my journal.</text:span></text:p>
      <text:p text:style-name="P323"><text:span text:style-name="T49"/></text:p>
      <text:p text:style-name="P324"><text:span text:style-name="T49">. . .</text:span></text:p>
      <text:p text:style-name="P323"><text:span text:style-name="T49"/></text:p>
      <text:p text:style-name="P325"><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5"><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5"><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5"><text:span text:style-name="T2"/></text:p>
      <text:p text:style-name="P326"><text:soft-page-break/>V.X</text:p>
      <text:p text:style-name="P325"><text:span text:style-name="T2"/></text:p>
      <text:p text:style-name="P325"><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5"><text:span text:style-name="T2"><text:s text:c="3"/>He tested negative and rode off to get a tattoo from Bill Smiles. Cait and I went to Gypsy Queen, voted in primaries at the library and went home. I sat on the couch and wrote in my journal.</text:span></text:p>
      <text:p text:style-name="P325"><text:span text:style-name="T2"/></text:p>
      <text:p text:style-name="P327"><text:span text:style-name="T2">. . .</text:span></text:p>
      <text:p text:style-name="P325"><text:span text:style-name="T2"/></text:p>
      <text:p text:style-name="P325"><text:span text:style-name="T2">We went down to Cascade Lounge for a co-worker’s going-away party, where I had two-and-a-half beers hanging out w/ E, Iris, Cam, Wendex and Sean. Some old dudes started playing bluegrass and I really didn’t want to leave.</text:span></text:p>
      <text:p text:style-name="P325"><text:span text:style-name="T2"><text:s text:c="3"/>I drove Cait’s car to Kevin’s house, where we ran through 23 songs in preparation for the Cowboy Judy Purple Onion show. I was very tired. Kev offered me coffee, but didn’t really have any.</text:span></text:p>
      <text:p text:style-name="P325"><text:span text:style-name="T2"><text:s text:c="3"/>We finished a little after 10. I drove home and got in bed. Cait went to Gorgol Bordelo and then the funk jam, brought a couple friends home and hung in the living room while I slept soundly.</text:span></text:p>
      <text:p text:style-name="P325"><text:span text:style-name="T2"/></text:p>
      <text:p text:style-name="P326">V.XI</text:p>
      <text:p text:style-name="P325"><text:span text:style-name="T2"/></text:p>
      <text:p text:style-name="P325"><text:span text:style-name="T2">I woke to cuddles and then walked to </text:span><text:span text:style-name="T50">the market for coffee, juice and a burrito. It was weird to see the Alley Cat crew in broad daylight and bathing suits getting ready for a float.</text:span></text:p>
      <text:p text:style-name="P325"><text:soft-page-break/><text:span text:style-name="T50"><text:s text:c="3"/>We snacked in bed and played Wordle, then drank coffee on the porch w/ Aiden. He eventually left. Cait started puttering around and I wrote in my journal.</text:span></text:p>
      <text:p text:style-name="P325"><text:span text:style-name="T50"/></text:p>
      <text:p text:style-name="P327"><text:span text:style-name="T50">. . .</text:span></text:p>
      <text:p text:style-name="P325"><text:span text:style-name="T50"/></text:p>
      <text:p text:style-name="P328"><text:span text:style-name="T2">I went to the market again for honey, oat milk, greens, chips and apples and then popped across the street for a to-go beer. I loaded my drums up from the basement while Cait started Little Fires Everywhere.</text:span></text:p>
      <text:p text:style-name="P328"><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8"><text:span text:style-name="T2"/></text:p>
      <text:p text:style-name="P328">V.XII</text:p>
      <text:p text:style-name="P328"><text:span text:style-name="T2"/></text:p>
      <text:p text:style-name="P328"><text:span text:style-name="T57">W</text:span><text:span text:style-name="T2">e slept til almost noon. I got up and made coffee, then went outside to play Wordle, write in my journal and talk to my mom.</text:span></text:p>
      <text:p text:style-name="P328"><text:span text:style-name="T2"/></text:p>
      <text:p text:style-name="P329"><text:span text:style-name="T2">. . .</text:span></text:p>
      <text:p text:style-name="P328"><text:span text:style-name="T2"/></text:p>
      <text:p text:style-name="P328"><text:span text:style-name="T2">Cait and I walked to Jalisco, and then discovered Hidden Treasures. We found a gooseneck kettle, a hammock, a mouse and some shorts. We walked home and showed them off to Nelia.</text:span></text:p>
      <text:p text:style-name="P328"><text:span text:style-name="T2"><text:s text:c="3"/>Ryan + Melissa picked me up around 4, and we drove through traffic to the Purple Onion. I drank a </text:span><text:soft-page-break/><text:span text:style-name="T2">Tartberry while sound checking, had salmon for dinner.</text:span></text:p>
      <text:p text:style-name="P328"><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8"><text:span text:style-name="T2"><text:s text:c="3"/>It was an awkward drive home and 26 was closed, but we slept soundly.</text:span></text:p>
      <text:p text:style-name="P328"><text:span text:style-name="T2"/></text:p>
      <text:p text:style-name="P330">V.XIII</text:p>
      <text:p text:style-name="P330"><text:span text:style-name="T2"/></text:p>
      <text:p text:style-name="P328"><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8"><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8"><text:span text:style-name="T2"><text:s text:c="3"/>We played a fun, loose set, traded stories w/ Bob Sinclair for a little too long and then drove home. I met Cait at Country Club, hung w/ Wendex and met Nick her new drum-playing friend.</text:span></text:p>
      <text:p text:style-name="P328"><text:span text:style-name="T2"><text:s text:c="3"/>We went to George’s house and it was very seedy. I fell into a mushroom trance and then drove us home just before the sun came up.</text:span></text:p>
      <text:p text:style-name="P328"><text:span text:style-name="T2"/></text:p>
      <text:p text:style-name="P328"/>
      <text:p text:style-name="P328"/>
      <text:p text:style-name="P328"/>
      <text:p text:style-name="P328"/>
      <text:p text:style-name="P328"><text:soft-page-break/>V.XIV</text:p>
      <text:p text:style-name="P328"/>
      <text:p text:style-name="P274">So tired. Cait went into work. I walked to Izzy’s for a quad latte, UJ for a burger/tots, Brew Pump for a six-pack of Guinness. I ate my food on the porch, laid on the couch for a bit and then got in the car w/ Kevin.</text:p>
      <text:p text:style-name="P274"><text:s text:c="3"/>We drove to Biltmore and played for five hours, but we had an extended break w/ Amanda and Tuvi where we checked out some really cool model trains. The few people that were out were surprisingly into the music.</text:p>
      <text:p text:style-name="P274"><text:s text:c="3"/>I met Cait at Odditorium. We only stayed for two drag performers, took our food home, put on Wayne’s World, ate and fell asleep.</text:p>
      <text:p text:style-name="P274"/>
      <text:p text:style-name="P328">V.XV</text:p>
      <text:p text:style-name="P328"><text:span text:style-name="T2"/></text:p>
      <text:p text:style-name="P328"><text:span text:style-name="T2">Woke, kissed Cait off to work. I walked to Ingles for a pourover cone, bananas and OJ, then the market for coffee filters. I went home, made coffee, sat on the porch and wrote in my journal.</text:span></text:p>
      <text:p text:style-name="P328"><text:span text:style-name="T2"/></text:p>
      <text:p text:style-name="P329"><text:span text:style-name="T2">. . .</text:span></text:p>
      <text:p text:style-name="P328"><text:span text:style-name="T2"/></text:p>
      <text:p text:style-name="P328"><text:span text:style-name="T2">I chilled on the couch for a while and, when I heard Kev was coming, chugged half a burger. We drove downtown to Battery Park Book Exchange, played for two hours w/ Dulci, then got some food, Kev and I, at S&amp;W Cafeteria.</text:span></text:p>
      <text:p text:style-name="P328"><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8"><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8"><text:span text:style-name="T2"><text:s text:c="3"/>I told them the engagement as well, and they seemed excited if not a little shocked.</text:span></text:p>
      <text:p text:style-name="P328"><text:span text:style-name="T2"><text:s text:c="3"/>I walked home and drank two Guinness in bed w/ Cait while we watched the end of another Meryl Streep Movie, Let Them All Talk.</text:span></text:p>
      <text:p text:style-name="P328"><text:span text:style-name="T2"/></text:p>
      <text:p text:style-name="P330">V.XVI</text:p>
      <text:p text:style-name="P328"><text:span text:style-name="T2"/></text:p>
      <text:p text:style-name="P328"><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8"><text:span text:style-name="T2"><text:s text:c="3"/>We walked up to Middlemont and ate bananas on the porch. Melissa and Dulci went off to school, and Darwin + Fox went home as well, so I walked up to </text:span><text:span text:style-name="T67">I</text:span><text:span text:style-name="T2">zzy’s, ordered a cortado, sat at the bar and wrote in my journal.</text:span></text:p>
      <text:p text:style-name="P328"><text:span text:style-name="T2"/></text:p>
      <text:p text:style-name="P329"><text:span text:style-name="T2">. . .</text:span></text:p>
      <text:p text:style-name="P328"><text:span text:style-name="T2"/></text:p>
      <text:p text:style-name="P328"><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8"><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8"><text:span text:style-name="T51"><text:s text:c="3"/>Cait called me at 10:10 wanting a drink from the Pump, so I walked down there staring at the giant moon, but Eden had already closed, so we drank a bit of a cider on the porch and went to bed.</text:span></text:p>
      <text:p text:style-name="P328"><text:span text:style-name="T51"/></text:p>
      <text:p text:style-name="P331">X.VII</text:p>
      <text:p text:style-name="P331"><text:span text:style-name="T2"/></text:p>
      <text:p text:style-name="P331"><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31"><text:span text:style-name="T2"/></text:p>
      <text:p text:style-name="P332"><text:span text:style-name="T2">. . .</text:span></text:p>
      <text:p text:style-name="P331"><text:span text:style-name="T2"/></text:p>
      <text:p text:style-name="P331"><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31"><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text:span><text:span text:style-name="T67">l</text:span><text:span text:style-name="T2">acoah.</text:span></text:p>
      <text:p text:style-name="P331"><text:soft-page-break/><text:span text:style-name="T2"><text:s text:c="3"/>We only had one beer (a 9% porter for me,) drove home and went on a night-time walk. We laid in bed after that and appreciate life.</text:span></text:p>
      <text:p text:style-name="P331"><text:span text:style-name="T2"/></text:p>
      <text:p text:style-name="P333">V.XVIII</text:p>
      <text:p text:style-name="P331"><text:span text:style-name="T2"/></text:p>
      <text:p text:style-name="P331"><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31"><text:span text:style-name="T52"/></text:p>
      <text:p text:style-name="P332"><text:span text:style-name="T52">. . .</text:span></text:p>
      <text:p text:style-name="P334"><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4"><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4"><text:span text:style-name="T2"/></text:p>
      <text:p text:style-name="P335">V.XIX</text:p>
      <text:p text:style-name="P334"><text:span text:style-name="T2"/></text:p>
      <text:p text:style-name="P334"><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4"><text:soft-page-break/><text:span text:style-name="T53"><text:s text:c="3"/>I played Wordle, went outside and wrote in my journal.</text:span></text:p>
      <text:p text:style-name="P334"><text:span text:style-name="T53"/></text:p>
      <text:p text:style-name="P336"><text:span text:style-name="T53">. . .</text:span></text:p>
      <text:p text:style-name="P334"><text:span text:style-name="T53"/></text:p>
      <text:p text:style-name="P337"><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7"><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7"><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7"><text:span text:style-name="T2"/></text:p>
      <text:p text:style-name="P338">V.XX</text:p>
      <text:p text:style-name="P338"><text:span text:style-name="T2"/></text:p>
      <text:p text:style-name="P337"><text:span text:style-name="T2">Woke, made coffee, played Wordle &amp; Heardle, ate a clementine and went out to the porch to write in my journal while Cait reviewed job applications.</text:span></text:p>
      <text:p text:style-name="P337"><text:span text:style-name="T2"/></text:p>
      <text:p text:style-name="P339"><text:span text:style-name="T2">. . .</text:span></text:p>
      <text:p text:style-name="P337"><text:span text:style-name="T2"/></text:p>
      <text:p text:style-name="P337"><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7"><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7"><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85">to </text:span><text:span text:style-name="T54">Cait’s home w/ Eric in tow.</text:span></text:p>
      <text:p text:style-name="P337"><text:span text:style-name="T2"/></text:p>
      <text:p text:style-name="P340">V.XXI</text:p>
      <text:p text:style-name="P340"><text:span text:style-name="T2"/></text:p>
      <text:p text:style-name="P340"><text:span text:style-name="T2">Woke, made coffee, laid on the couch, rode </text:span><text:span text:style-name="T55">downtown w/ Cait. I got some hobo noodle soup from Heiwa, </text:span><text:span text:style-name="T56">a coffee from Izzy’s and walked to LaZoom, but we were too early, so Charlie &amp; I walked to Dissolvr and got Downtown Duped.</text:span></text:p>
      <text:p text:style-name="P340"><text:span text:style-name="T56"><text:s text:c="3"/>We walked to the bus, loaded, checked, boarded and took a circuitous route (French Broad Rd. through the hood to RAD, then down Haywood) to Candler for a wedding ceremony. We then took a more direct route downtown, packed up and split.</text:span></text:p>
      <text:p text:style-name="P340"><text:span text:style-name="T56"><text:s text:c="3"/>Cait was asleep when I got home. I ate some chicken and meatloaf she had brought home from work and then got in bed with her. We tried to watch Bringing Down the House, but it was terrible, so we watched LadyBird instead, which I loved. We watched The Lake House after that, and it was pretty bad/stupid, but it kept us watching til the end.</text:span></text:p>
      <text:p text:style-name="P341"><text:soft-page-break/>V.XXII</text:p>
      <text:p text:style-name="P341"><text:span text:style-name="T2"/></text:p>
      <text:p text:style-name="P341"><text:span text:style-name="T2">Woke, made coffee, saw Cait off to work, laid in bed, took a bath, did the dishes and walked up to Izzy’s to drink an iced coffee and write in my journal.</text:span></text:p>
      <text:p text:style-name="P341"><text:span text:style-name="T2"/></text:p>
      <text:p text:style-name="P342"><text:span text:style-name="T2">. . .</text:span></text:p>
      <text:p text:style-name="P341"><text:span text:style-name="T2"/></text:p>
      <text:p text:style-name="P343"><text:span text:style-name="T2">I stayed there while soaking up the sun and then walked to the market for a pasta snack and some bananas. I walked slowly home and the weather went nuts as soon as I got inside, including hail.</text:span></text:p>
      <text:p text:style-name="P343"><text:span text:style-name="T2"><text:s text:c="3"/>Cait came home and did some relaxing. I found work about psychedelic music therapy and worked on it until we went to McStu’s. No, that’s not what happened. </text:span><text:span text:style-name="T57">Cam and James came over for a beer. Then, Cait and I met Wende and Sean at Ben’s Tune Up, where Nik Hope was playing reggae.</text:span></text:p>
      <text:p text:style-name="P343"><text:span text:style-name="T57"><text:s text:c="3"/>We got some delicious food from Storm Rhum Bar after that and went home to bed after watching The Band in Pittsburgh 1970.</text:span></text:p>
      <text:p text:style-name="P343"><text:span text:style-name="T57"/></text:p>
      <text:p text:style-name="P344">V.XXIII</text:p>
      <text:p text:style-name="P344"><text:span text:style-name="T2"/></text:p>
      <text:p text:style-name="P345"><text:span text:style-name="T2">Woke and worked all the rainy day. Met Cait at Country Club around 11. went to James’ house for a second and then back home to bed.</text:span></text:p>
      <text:p text:style-name="P345"><text:span text:style-name="T2"/></text:p>
      <text:p text:style-name="P344">V.XXIV</text:p>
      <text:p text:style-name="P344"><text:span text:style-name="T2"/></text:p>
      <text:p text:style-name="P345"><text:span text:style-name="T2">Woke and finished and assignment while Cait went into work. I made coffee, scrolled, got a torta from Munoz and wrote in my journal.</text:span></text:p>
      <text:p text:style-name="P345"><text:span text:style-name="T2"/></text:p>
      <text:p text:style-name="P346"><text:soft-page-break/><text:span text:style-name="T2">. . .</text:span></text:p>
      <text:p text:style-name="P345"><text:span text:style-name="T2">I walked to Middlemont and had an underwhelming rehearsal w/ Ryan + Melissa, then walked through the greenway to French Broad Outfitters with the last ten minutes feeling slightly death-defying.</text:span></text:p>
      <text:p text:style-name="P345"><text:span text:style-name="T2"><text:s text:c="3"/>Cait was sitting nearest the stage w/ Francis, and some gran</text:span><text:span text:style-name="T67">d</text:span><text:span text:style-name="T2">dads were starting up. I got a pink lemonade and we were joined by Sean. The drummer asked if any others were in the house, so I got up and played Atlantic City, Folsom Prison Blues, You Ain’t Goin’ Nowhere and Dead Flowers.</text:span></text:p>
      <text:p text:style-name="P345"><text:span text:style-name="T2"><text:s text:c="3"/>We went to Rhapsody for closing and then to 5 Walnut and then Storm Rhum </text:span><text:span text:style-name="T67">B</text:span><text:span text:style-name="T2">ar with a bunch of fans who had just played the Rhum </text:span><text:span text:style-name="T67">B</text:span><text:span text:style-name="T2">ar and Lori. After that, we drove home w/ Cam, Barbie &amp; Taylor Martin. Cam spun records until everyone left, and I went to bed.</text:span></text:p>
      <text:p text:style-name="P345"><text:span text:style-name="T2"/></text:p>
      <text:p text:style-name="P345">V.XXV</text:p>
      <text:p text:style-name="P345"><text:span text:style-name="T2"/></text:p>
      <text:p text:style-name="P345"><text:span text:style-name="T2">woke, made a pourover for myself. We watched an episode of Dr. Quinn Medicine Woman. I drove to China Taste, and, upon my return, we watched The Other Guys.</text:span></text:p>
      <text:p text:style-name="P345"><text:span text:style-name="T2"><text:s text:c="3"/>We went to the bedroom and took a little nap until I had another practice at Middlemont, this time w/ Dulci and Charlie——Chaz Cabbage. I walked home, took off my funny-smelling shirt and watched Lee Daniels’ The Butler and went to sleep.</text:span></text:p>
      <text:p text:style-name="P345"><text:span text:style-name="T2"/></text:p>
      <text:p text:style-name="P345">V.XXVI</text:p>
      <text:p text:style-name="P345"><text:span text:style-name="T2"/></text:p>
      <text:p text:style-name="P345"><text:span text:style-name="T2">Woke, made coffee, played Wordle and sent Cait </text:span><text:span text:style-name="T58">off to work around 11. I transcribed a podcast with a venture capitalist who backs cybersecurity </text:span><text:soft-page-break/><text:span text:style-name="T58">companies, did the laundry, and then a file w/ the IT person for Mark Anthony Group for the past 19 years, and then did the dishes.</text:span></text:p>
      <text:p text:style-name="P345"><text:span text:style-name="T58"><text:s text:c="3"/>I walked up to Country Club and hung out w/ Cam &amp; Barbie until Cait showed up. We soon checked out Frank’s new shop before going home, smoking weed and writing in my journal.</text:span></text:p>
      <text:p text:style-name="P345"><text:span text:style-name="T58"/></text:p>
      <text:p text:style-name="P347">V.XXVII</text:p>
      <text:p text:style-name="P347"><text:span text:style-name="T2"/></text:p>
      <text:p text:style-name="P347"><text:span text:style-name="T2">Woke, made coffee and kissed Cait off to work. I walked down to Middlemont and we ran through all the songs for our set. It was the day of the show! Meliss and I picked up a couple drum things from Kev’s house, and then I walked to UJ for a turkey pa</text:span><text:span text:style-name="T67">n</text:span><text:span text:style-name="T2">ini, which I ate on my porch.</text:span></text:p>
      <text:p text:style-name="P347"><text:span text:style-name="T2"><text:s text:c="3"/>We drove to Greagle, sound checked and played a great set to about 55 people. It was good to see my dad, Gary, Fox, Darwin, Grant, Francis, Bean, Walker, Laura, Jess and others. We drove to Cellarest and made some new friends while listening to Dan under a double rainbow——Jason &amp; Andrew.</text:span></text:p>
      <text:p text:style-name="P347"><text:span text:style-name="T2"><text:s text:c="3"/>I had one at the Pump w/ Eric, then poked my head in the Pub and UJ, but decided to go home, eat a tiny mushroom and lay in bed.</text:span></text:p>
      <text:p text:style-name="P347"><text:span text:style-name="T2"/></text:p>
      <text:p text:style-name="P347">V.XXIII</text:p>
      <text:p text:style-name="P347"><text:span text:style-name="T2"/></text:p>
      <text:p text:style-name="P347"><text:span text:style-name="T2">Let’s see, I woke up, did a transcription for the Life Coach School, ate the other half of my burrito and had one w/ Francis &amp; Will at the Pump. I couldn’t decide what else to eat, so I poked my head into the Pub, Grata, Leo’s House of Thirst, Jersey Mike’s and finally settled on Papa John’s.</text:span></text:p>
      <text:p text:style-name="P347"><text:soft-page-break/><text:span text:style-name="T2"><text:s text:c="3"/>I walked home w/ a Super Hawaiian, did a transcription about a Davis UWC Student from Ukraine, and, due to late night coffee, stayed up doing nothing til 3AM.</text:span></text:p>
      <text:p text:style-name="P347"><text:span text:style-name="T2"/></text:p>
      <text:p text:style-name="P350">V.XXIX</text:p>
      <text:p text:style-name="P348"><text:span text:style-name="T2"/></text:p>
      <text:p text:style-name="P348"><text:span text:style-name="T2">I woke, made a pourover and read on the porch, and also chatted w/ PJ. Ryan told me at the last possible minute that his battery was dead and tried to cancel the gig, but I ordered an Uber——very chatt</text:span><text:span text:style-name="T67">y</text:span><text:span text:style-name="T2">. Ryan was very tired, but we played a good set to Grant and some strangers. I drank two glasses of champagne.</text:span></text:p>
      <text:p text:style-name="P348"><text:span text:style-name="T2"><text:s text:c="3"/>Melissa picked us up and dropped me at home. Cait gave me gifts like a wolf shirt. We made love, went to Tacos Jalisco, watched Impromptu, which we loved, and fell asleep.</text:span></text:p>
      <text:p text:style-name="P348"><text:span text:style-name="T2"/></text:p>
      <text:p text:style-name="P350">V.XXX</text:p>
      <text:p text:style-name="P348"><text:span text:style-name="T2"/></text:p>
      <text:p text:style-name="P348"><text:span text:style-name="T2">Cait woke me w/ coffee. We’d both slept </text:span><text:span text:style-name="T59">very hard. I played Wordle while she went into work and then found an assignment about medical marijuana. I found another assignment about a third-grade teacher using drawings to grasp students’ understanding and then went out for half a beer and a sandwich.</text:span></text:p>
      <text:p text:style-name="P348"><text:span text:style-name="T59"><text:s text:c="3"/>I came home, started an assignment about team psychology and wrote in my journal.</text:span></text:p>
      <text:p text:style-name="P348"><text:span text:style-name="T59"/></text:p>
      <text:p text:style-name="P349"><text:span text:style-name="T59">. . .</text:span></text:p>
      <text:p text:style-name="P348"><text:span text:style-name="T59"/></text:p>
      <text:p text:style-name="P351"><text:span text:style-name="T2">I met Cait, Wende and Lauren at the Country Club. We hung out there for a while with James and James and Michel, and then went to McStu’s for bongos and </text:span><text:soft-page-break/><text:span text:style-name="T2">bongs. I felt very drunk and wanted to stay on the couch, but Cait could not sleep without white noise, so Wende drove us home.</text:span></text:p>
      <text:p text:style-name="P351"><text:span text:style-name="T2"/></text:p>
      <text:p text:style-name="P351">V.XXXI</text:p>
      <text:p text:style-name="P351"><text:span text:style-name="T2"/></text:p>
      <text:p text:style-name="P351"><text:span text:style-name="T2">Chatted in bed hungover with Cait &amp; coffee. I finished an assignment, and then we rode w/ Wende to get Cait’s car from Homegrown. We ate at Moe’s, laid in bed for a bit and then went to Lauren’s pool.</text:span></text:p>
      <text:p text:style-name="P351"><text:span text:style-name="T2"><text:s text:c="3"/>We came home and rested. I wrote in my journal while </text:span><text:span text:style-name="T67">C</text:span><text:span text:style-name="T2">ait made stir fry. I think we watched The Good Place?</text:span></text:p>
      <text:p text:style-name="P351"><text:span text:style-name="T2"/></text:p>
      <text:p text:style-name="P351">VI.I</text:p>
      <text:p text:style-name="P351"><text:span text:style-name="T2"/></text:p>
      <text:p text:style-name="P351"><text:span text:style-name="T2">Cait and I drank coffee and then got sandwiches </text:span><text:span text:style-name="T60">from Montford Deli. We hiked on Town Mountain, then went to the library and Trade &amp; Lore. We went home &amp; met up w/ Chuck. Cait and he went out to Canton while I had MoonFwuit practice. I drove out to Canton, ate shrimp, drank rum and played piano.</text:span></text:p>
      <text:p text:style-name="P351"><text:span text:style-name="T60"/></text:p>
      <text:p text:style-name="P352">VI.II</text:p>
      <text:p text:style-name="P353"/>
      <text:p text:style-name="P275">We woke and drove home quickly so I could turn in an assignment. Cait picked up some Burger King. I went to Izzy’s to brush up on T&amp;HP material and then down to Middlemont for rehearsal. We sounded very good.</text:p>
      <text:p text:style-name="P275"><text:s text:c="3"/>I drove home and fell fast asleep.</text:p>
      <text:p text:style-name="P275"/>
      <text:p text:style-name="P352"/>
      <text:p text:style-name="P352"/>
      <text:p text:style-name="P352"/>
      <text:p text:style-name="P352"/>
      <text:p text:style-name="P353"><text:soft-page-break/>VI.III</text:p>
      <text:p text:style-name="P352"><text:span text:style-name="T2"/></text:p>
      <text:p text:style-name="P352"><text:span text:style-name="T2">I went to the bank and came home to a a cleaning Cait. I found some work and Cait went off to do the same. The internet went kaput due to Nelia, so I went to the library and Odd’s. I had a beer at the Pump when I was finished and smoked a bowl w/ Francis, Grant, Bill &amp; Michel.</text:span></text:p>
      <text:p text:style-name="P352"><text:span text:style-name="T2"><text:s text:c="3"/>I went home, tided up and met w/ Cam to listen to some songs. Cait came home and we went out to Country Club for two, then back home w/ Wende in tow… and Matt Scopes.</text:span></text:p>
      <text:p text:style-name="P352"><text:span text:style-name="T2"/></text:p>
      <text:p text:style-name="P353">VI.IV</text:p>
      <text:p text:style-name="P352"><text:span text:style-name="T2"/></text:p>
      <text:p text:style-name="P352"><text:span text:style-name="T67">C</text:span><text:span text:style-name="T2">ait went into work early. I went to the Pub for a brunch burger &amp; Sundrop. I walked home, made a coffee and then walked down to Middlemont.</text:span></text:p>
      <text:p text:style-name="P352"><text:span text:style-name="T2"><text:s text:c="3"/>We went to the Horny Heights block party, saw lots of friends, then drove to Sierra Nevada. My parents came and I told them of my engagement. I got tired &amp; quiet towards the end of the set. I went home, laid in bed, then walked up to Odditorium w/ Cam &amp; Cait. Everyone had a weird day. We only had one drink before I went home to bed.</text:span></text:p>
      <text:p text:style-name="P352"><text:span text:style-name="T2"/></text:p>
      <text:p text:style-name="P353">VI.V</text:p>
      <text:p text:style-name="P352"><text:span text:style-name="T2"/></text:p>
      <text:p text:style-name="P352"><text:span text:style-name="T2">woke, made coffee, sat on the couch </text:span><text:span text:style-name="T61">with Cait. I wrote in my journal while she made omelets. . .Cait went off to work. I drove her, actually, went back home, laid on the couch for a minute and then walked up to the Pub.</text:span></text:p>
      <text:p text:style-name="P352"><text:span text:style-name="T61"><text:s text:c="3"/>I invoiced the Polish guy for all the parts of his build over the Pub’s wifi while drinking a nitro </text:span><text:soft-page-break/><text:span text:style-name="T61">stout. I walked home, loaded my drums into Cait’s car, drove up to New Belgium, drank a La Foilie, looked at my phone and wrote in my journal.</text:span></text:p>
      <text:p text:style-name="P352"><text:span text:style-name="T61"/></text:p>
      <text:p text:style-name="P354"><text:span text:style-name="T61">. . .</text:span></text:p>
      <text:p text:style-name="P352"><text:span text:style-name="T61"/></text:p>
      <text:p text:style-name="P355"><text:span text:style-name="T2">Cam noticed me when he got off work, so I had two more beers and hung out w/ the New Belgium People until it was time to pick Cait up from work. There, I had a Pink Lemonade and some cider.</text:span></text:p>
      <text:p text:style-name="P355"><text:span text:style-name="T2"><text:s text:c="3"/>We went to hang at a friend of Wende’s Airbnb, and I think maybe even had one at the Country Club.</text:span></text:p>
      <text:p text:style-name="P355"><text:span text:style-name="T2"/></text:p>
      <text:p text:style-name="P355">VI.VI</text:p>
      <text:p text:style-name="P355"><text:span text:style-name="T2"/></text:p>
      <text:p text:style-name="P355"><text:span text:style-name="T2">I woke w/ a headache. Cait went into work. I drank her leftover coffee, did dishes and laundry. When she got home, I packed my bag and we waited on Wende.</text:span></text:p>
      <text:p text:style-name="P355"><text:span text:style-name="T2"><text:s text:c="3"/>We went to Shari’s house and Antonia’s then got on the road. Wende drove two hours and I drove nine, getting us to Palm Beach at 530AM. I fell asleep while they watched the sunrise.</text:span></text:p>
      <text:p text:style-name="P355"><text:span text:style-name="T2"/></text:p>
      <text:p text:style-name="P355">VI.VII</text:p>
      <text:p text:style-name="P356"><text:span text:style-name="T2"/></text:p>
      <text:p text:style-name="P355"><text:span text:style-name="T2">We slept late and found a coffee shop, then walked to the beach, or maybe the pool. It started raining, and we went to a fancy hotel tiki bar and then a fancy marina tiki bar. Then, we checked out the dive w/ karaoke.</text:span></text:p>
      <text:p text:style-name="P355"><text:span text:style-name="T2"><text:s text:c="3"/>We stayed longer than I wanted. Cait and I went to bed and made love. Wende stayed up all night w/ our new best friend Bryan.</text:span></text:p>
      <text:p text:style-name="P355"><text:span text:style-name="T2"/></text:p>
      <text:p text:style-name="P356"><text:soft-page-break/>VI.VIII</text:p>
      <text:p text:style-name="P355"><text:span text:style-name="T2"/></text:p>
      <text:p text:style-name="P355"><text:span text:style-name="T2">Got up, got coffee, got beach stuff, swam in the ocean, then the pool. Wende took us downtown to an overpriced restaurant, an arcade bar (ladies night,) a cool bar and a Latin club. We went back to the house and turned the party up to 10 w/ Bryan.</text:span></text:p>
      <text:p text:style-name="P355"><text:span text:style-name="T2"/></text:p>
      <text:p text:style-name="P356">VI.IX</text:p>
      <text:p text:style-name="P355"><text:span text:style-name="T2"/></text:p>
      <text:p text:style-name="P355"><text:span text:style-name="T2">Wende overslept her funeral. We slept, packed, found some Cuban food and visited two of her friends before leaving town. She and Cait both drove for a while. I did the last six hours peacefully and quietly.</text:span></text:p>
      <text:p text:style-name="P355"><text:span text:style-name="T2"/></text:p>
      <text:p text:style-name="P356">VI.X</text:p>
      <text:p text:style-name="P355"><text:span text:style-name="T2"/></text:p>
      <text:p text:style-name="P355"><text:span text:style-name="T2">Woke, made coffee, took Cait to Homeground, then Homegrown, then ate a BBQ sandwich at Odd’s, drank a Guinness and wrote in my journal. . .We had MoonFwuit practice after that, learned Beatles tunes. I went to Carrier and got a bunch of stuff after that.</text:span></text:p>
      <text:p text:style-name="P355"><text:span text:style-name="T2"/></text:p>
      <text:p text:style-name="P356">VI.XI</text:p>
      <text:p text:style-name="P355"><text:span text:style-name="T2"/></text:p>
      <text:p text:style-name="P355"><text:span text:style-name="T2">Woke, sent Cait off to work, made coffee &amp; had Tinapony practice on the Middlemont porch——lots of yummy bean dip. I got the rest of my belongings, met Cait at Riverside Rhapsody, then got drunk at the house w/ Barbie, RyRy, Cam, Taylor Martin &amp; Eli.</text:span></text:p>
      <text:p text:style-name="P355"><text:span text:style-name="T2"/></text:p>
      <text:p text:style-name="P355"/>
      <text:p text:style-name="P355"/>
      <text:p text:style-name="P355"><text:soft-page-break/>VI.XII</text:p>
      <text:p text:style-name="P355"/>
      <text:p text:style-name="P276">I think I went and got ramen and Sprite, then went back home and waited for Ryan. We did Red Bread at the Whistle Hop. Cait and Chuck were making pasta art when I got home.</text:p>
      <text:p text:style-name="P276"/>
      <text:p text:style-name="P355">VI.XIII</text:p>
      <text:p text:style-name="P355"><text:span text:style-name="T2"/></text:p>
      <text:p text:style-name="P355"><text:span text:style-name="T2">I don’t remember what I did with my day, but I had Tinapony practice at night. I think this was actually the day of the bean dip, which means I went to the Pub for a chicken sandwich before moving all my stuff two days earlier. I went up to meet cait at Country Club when she got off work, but she wasn’t really feeling it, so we drank at home instead.</text:span></text:p>
      <text:p text:style-name="P355"><text:span text:style-name="T2"/></text:p>
      <text:p text:style-name="P355">VI.XIV</text:p>
      <text:p text:style-name="P356"><text:span text:style-name="T2"/></text:p>
      <text:p text:style-name="P355"><text:span text:style-name="T2">I remember taking it easy with Cait during the </text:span><text:span text:style-name="T62">day. This must be when she made frittatas. Yes, this is when we got the VCR going and watched most of Being John Malkovitch. I went to a spot in Candler, Matt Munsun’s house, and practiced with Cam &amp; Bryce.</text:span></text:p>
      <text:p text:style-name="P355"><text:span text:style-name="T62"><text:s text:c="3"/>When I came home, we watched Rush Hour and some of MiB.</text:span></text:p>
      <text:p text:style-name="P355"><text:span text:style-name="T62"/></text:p>
      <text:p text:style-name="P358">VI.XV</text:p>
      <text:p text:style-name="P358"><text:span text:style-name="T2"/></text:p>
      <text:p text:style-name="P358"><text:span text:style-name="T2">I think we finished Malkovitch and ate pizza. I got some grapes and a couple beers, then went to Moves practice at Kev’s house. I think we had movie night, meaning we met Lucy at Country Club the night before to celebrate her birthday.</text:span></text:p>
      <text:p text:style-name="P358"><text:span text:style-name="T2"/></text:p>
      <text:p text:style-name="P357"><text:soft-page-break/>VI.XVI</text:p>
      <text:p text:style-name="P358"><text:span text:style-name="T2"/></text:p>
      <text:p text:style-name="P358"><text:span text:style-name="T2">Woke, watched Reading Rainbow: Patchwork Quilt. Cait went to get a haircut. We ate Gypsy Queen afterward. I practiced at Middlemont w/ Dulci &amp; Alyse, then played a PP benefit at Greagle.</text:span></text:p>
      <text:p text:style-name="P358"><text:span text:style-name="T2"><text:s text:c="3"/>We met Barbie at One Stop after that, and eventually went home.</text:span></text:p>
      <text:p text:style-name="P358"><text:span text:style-name="T2"/></text:p>
      <text:p text:style-name="P360">VI.XVII</text:p>
      <text:p text:style-name="P359"/>
      <text:p text:style-name="P277">Almost overslept. Got coffee w/ Ry at Izzy’s, then LaZoomed w/ he &amp; Meliss, ate Mamacita’s, then replaced Meliss w/ Dulci. Ry and I had one at the Pump and I went home. This is when we watched Independence Day. Ry also took me to check on Nubs &amp; Reese.</text:p>
      <text:p text:style-name="P277"/>
      <text:p text:style-name="P360">VI.XVIII</text:p>
      <text:p text:style-name="P359"><text:span text:style-name="T2"/></text:p>
      <text:p text:style-name="P359"><text:span text:style-name="T2">Cait went into work. I made a pourover &amp; went to Hendrix. I napped for a bit, then went to UJ and Orbit. I picked up Rush Hour 2, The Point, Austin Powers, Encino Man, Die Hard &amp; Phenomenon.</text:span></text:p>
      <text:p text:style-name="P359"><text:span text:style-name="T2"><text:s text:c="3"/>I had one w/ Cait at the Pump. Then we drove to Static Age’s Riverside spot &amp; played a show w/ Cam. We checked on Hendrix afterward, then went to the Malvern &amp; McStu’s.</text:span></text:p>
      <text:p text:style-name="P359"><text:span text:style-name="T2"/></text:p>
      <text:p text:style-name="P360">VI.XIX</text:p>
      <text:p text:style-name="P359"/>
      <text:p text:style-name="P277">Cait went to work. I made a pourover, <text:span text:style-name="T86">went down to Hendrix and napped til 330. I walked home, rode w/ Cait to Cascade, FBO, Brew Pump &amp; home for pasta &amp; Phenomenon——after checking on Hendrix, realizing </text:span><text:soft-page-break/><text:span text:style-name="T86">Bella &amp; Ruby weren’t there and checking on them separately. </text:span></text:p>
      <text:p text:style-name="P277"/>
      <text:p text:style-name="P362">VI.XX</text:p>
      <text:p text:style-name="P361"><text:span text:style-name="T2"/></text:p>
      <text:p text:style-name="P362"><text:span text:style-name="T2">Woke, made coffee, walked to Middlemont, got Bella &amp; Ruby, walked them to Hendrix, looked at my phone and wrote in my journal.</text:span></text:p>
      <text:p text:style-name="P362"><text:span text:style-name="T2"/></text:p>
      <text:p text:style-name="P363"><text:span text:style-name="T2">. . .</text:span></text:p>
      <text:p text:style-name="P362"><text:span text:style-name="T2"/></text:p>
      <text:p text:style-name="P362"><text:span text:style-name="T2">I walked home, packed two keyboard orders, got a cheese steak &amp; nitro stout from the Pub, picked up some gifts for my parents from the market, dropped them off at home, got an iced latte from Izzy’s, dropped off my packages, walked to Hendrix, watched Happy Gilmore, took a bath, fed the dogs, let them out and wrote in my journal.</text:span></text:p>
      <text:p text:style-name="P362"><text:span text:style-name="T2"/></text:p>
      <text:p text:style-name="P362">VI.XXI</text:p>
      <text:p text:style-name="P362"><text:span text:style-name="T2"/></text:p>
      <text:p text:style-name="P362"><text:span text:style-name="T2">We woke, drank coffee, went to TD bank and then to The Sweet Onion w/ my parents in Waynesville. We went to their house in Sylva after that, where my mom gave me her mom’s wedding ring. I got on one knee on the porch. We went to Innovation for two more after that, then Little Bee Thai. We watched most of Twister and fell asleep.</text:span></text:p>
      <text:p text:style-name="P362"><text:span text:style-name="T2"><text:s text:c="3"/>I also checked on the dogs morning &amp; night.</text:span></text:p>
      <text:p text:style-name="P362"><text:span text:style-name="T2"/></text:p>
      <text:p text:style-name="P361"/>
      <text:p text:style-name="P361"/>
      <text:p text:style-name="P361"/>
      <text:p text:style-name="P361"/>
      <text:p text:style-name="P361"/>
      <text:p text:style-name="P361"><text:soft-page-break/>VI.XXII</text:p>
      <text:p text:style-name="P362"><text:span text:style-name="T2"/></text:p>
      <text:p text:style-name="P362"><text:span text:style-name="T2">I got up, made coffee and went to hang out with the dogs. I stayed down there looking at my phone until Cait picked me up. We went to Silverball, then Lauren’s pool for about four hours, then the new Hopey &amp; Co on the east side, and Starbucks too. Cait made dinner and I organized my VHS collection. We watched Wild Wild West.</text:span></text:p>
      <text:p text:style-name="P362"><text:span text:style-name="T2"/></text:p>
      <text:p text:style-name="P361">Vi.XXIII</text:p>
      <text:p text:style-name="P362"><text:span text:style-name="T2"/></text:p>
      <text:p text:style-name="P362"><text:span text:style-name="T2">Made coffee, drove to see the dogs, took </text:span><text:span text:style-name="T63">Bella &amp; Ruby home. Cait &amp; I were very indecisive, but we eventually went down to Brevard, swam &amp; saw a fall. We had two at Oskar Blues then went home.</text:span></text:p>
      <text:p text:style-name="P362"><text:span text:style-name="T63"><text:s text:c="3"/>I think this is the night we watched Wild Wild West, so I’m not sure what we watched the night before apart from finishing Phenomenon.</text:span></text:p>
      <text:p text:style-name="P362"><text:span text:style-name="T63"/></text:p>
      <text:p text:style-name="P365">VI.XXIV</text:p>
      <text:p text:style-name="P364"><text:span text:style-name="T2"/></text:p>
      <text:p text:style-name="P364"><text:span text:style-name="T2">Woke stressed about money, but talked it over. Cait went into work at three. I went to the store before and after, had one at the Pump, then Movies practice at Middlemont. We went til after 10.</text:span></text:p>
      <text:p text:style-name="P364"><text:span text:style-name="T2"><text:s text:c="3"/>I tried to have one w/ Cait at Odd, but there was a cover, so she, Wende &amp; Ryan came over, but, </text:span><text:span text:style-name="T64">I </text:span><text:span text:style-name="T2">soon fell asleep.</text:span></text:p>
      <text:p text:style-name="P364"><text:span text:style-name="T2"/></text:p>
      <text:p text:style-name="P369"/>
      <text:p text:style-name="P369"/>
      <text:p text:style-name="P369"/>
      <text:p text:style-name="P369"/>
      <text:p text:style-name="P369"/>
      <text:p text:style-name="P366"><text:soft-page-break/>VI.XXV</text:p>
      <text:p text:style-name="P366"><text:span text:style-name="T2"/></text:p>
      <text:p text:style-name="P366"><text:span text:style-name="T2">Cait went into work. I made coffee and went down to Middlemont for Moves rehearsal from 11-2. Matt &amp; I had Pizza Mind/Starbucks, then loaded in at Highland.</text:span></text:p>
      <text:p text:style-name="P366"><text:span text:style-name="T2"><text:s text:c="3"/>We played a great show.</text:span></text:p>
      <text:p text:style-name="P366"><text:span text:style-name="T2"><text:s text:c="3"/>Matt &amp; I had one at the Pump, then watched some of ET w/ Cait.</text:span></text:p>
      <text:p text:style-name="P366"><text:span text:style-name="T2"/></text:p>
      <text:p text:style-name="P366">VI.XVI</text:p>
      <text:p text:style-name="P366"><text:span text:style-name="T2"/></text:p>
      <text:p text:style-name="P366"><text:span text:style-name="T2">Cait went into work. I slept til one, made coffee and wrote in my journal. . .Played Bat Book after that.</text:span></text:p>
      <text:p text:style-name="P367"><text:span text:style-name="T2">6.27 - t&amp;hp practice.</text:span></text:p>
      <text:p text:style-name="P367"><text:span text:style-name="T2"/></text:p>
      <text:p text:style-name="P366"><text:span text:style-name="T2"><text:s text:c="2"/>28 - same, but later.</text:span></text:p>
      <text:p text:style-name="P366"><text:span text:style-name="T2"/></text:p>
      <text:p text:style-name="P366"><text:span text:style-name="T2"><text:s text:c="2"/>29 - practice, UJ, orange peel, Mamacita’s, <text:tab/>Wicked Weed. Listened to classic albums on <text:tab/>the way to the beach.</text:span></text:p>
      <text:p text:style-name="P366"><text:span text:style-name="T2"/></text:p>
      <text:p text:style-name="P366"><text:span text:style-name="T2">6.30-7.6 - BEACH</text:span></text:p>
      <text:p text:style-name="P366"><text:span text:style-name="T2"/></text:p>
      <text:p text:style-name="P366"><text:span text:style-name="T2">7.7 - Fwuit Greagle. Drank beers, walked home, saw Katie at Urban Orchard.</text:span></text:p>
      <text:p text:style-name="P366"><text:span text:style-name="T2"/></text:p>
      <text:p text:style-name="P366"><text:span text:style-name="T2">7.8 - t&amp;hp practice &amp; LaZoom</text:span></text:p>
      <text:p text:style-name="P366"><text:span text:style-name="T2"/></text:p>
      <text:p text:style-name="P366"><text:span text:style-name="T2">7.9 - t&amp;hp practice &amp; Oskar Blues</text:span></text:p>
      <text:p text:style-name="P366"><text:span text:style-name="T2"/></text:p>
      <text:p text:style-name="P366"><text:span text:style-name="T2">7.10 - UJ, Biltmore, UJ</text:span></text:p>
      <text:p text:style-name="P366"><text:span text:style-name="T2"/></text:p>
      <text:p text:style-name="P368"><text:span text:style-name="T2">7.11 - did dishes, laundry. Some shopping, little</text:span></text:p>
      <text:p text:style-name="P368"><text:soft-page-break/><text:span text:style-name="T2"><text:tab/>Brew Pump, Country Club, Malvern</text:span></text:p>
      <text:p text:style-name="P368"><text:span text:style-name="T2"/></text:p>
      <text:p text:style-name="P366"><text:span text:style-name="T2">7.12 - Hungover, Chinese food——sad, missing Nutmeg. <text:tab/>Watched Trains of Canada, Talented Mr. Ripley <text:tab/>and Terminal. Got a good nap, too.</text:span></text:p>
      <text:p text:style-name="P366"><text:span text:style-name="T2"/></text:p>
      <text:p text:style-name="P366"><text:span text:style-name="T2">7.13 - Grocery shopping in rain, quick Brew Pump. <text:tab/>Cait still in funk, but made soup and had <text:tab/>some porch beers.</text:span></text:p>
      <text:p text:style-name="P366"><text:span text:style-name="T2"/></text:p>
      <text:p text:style-name="P366"><text:span text:style-name="T2">7.14 - Heartbeat Session, ChaseMe TrapMan, three <text:tab/>beers, Melissa &amp; Isis, porch-beers w/ Cam, <text:tab/>Fleetwood’s and Country Club. Cait and Cam <text:tab/>went to pool while I slept.</text:span></text:p>
      <text:p text:style-name="P366"><text:span text:style-name="T2"/></text:p>
      <text:p text:style-name="P366"><text:span text:style-name="T2">7.15 - T&amp;hp practice; one at Pump, then resting &amp; <text:tab/>writing in journal. Watched some of <text:tab/>Something’s Gotta Give w/ Cait and fell <text:tab/>asleep.</text:span></text:p>
      <text:p text:style-name="P366"><text:span text:style-name="T2"/></text:p>
      <text:p text:style-name="P369">VII.XVI</text:p>
      <text:p text:style-name="P366"><text:span text:style-name="T2"/></text:p>
      <text:p text:style-name="P366"><text:span text:style-name="T2">Had some sleep paralysis after Cait left for </text:span><text:span text:style-name="T65">work. I picked out my show outfit and shuffled up to Izzy’s for a quad iced latte. We ran through the songs at Middlemont, and then I walked home, stopping for a game of chess, and wrote in my journal.</text:span></text:p>
      <text:p text:style-name="P366"><text:span text:style-name="T65"/></text:p>
      <text:p text:style-name="P370"><text:span text:style-name="T65">. . .</text:span></text:p>
      <text:p text:style-name="P366"><text:span text:style-name="T65"/></text:p>
      <text:p text:style-name="P371"><text:span text:style-name="T2">Cait got home around the same time that Ryan &amp; Melissa picked me up. We drove to the Grey Eagle, sound checked and shmoozed.</text:span></text:p>
      <text:p text:style-name="P371"><text:span text:style-name="T2"><text:s text:c="3"/>The show was sold out and we played very well. Cait and I stopped by New Belgium, but decided to </text:span><text:soft-page-break/><text:span text:style-name="T2">get a pie from Pizza Mind. We watched the end of Something’s Gotta Give and, after apologizing for commenting on her OJ drinking, went to bed.</text:span></text:p>
      <text:p text:style-name="P371"><text:span text:style-name="T2"/></text:p>
      <text:p text:style-name="P371">VII.XVII</text:p>
      <text:p text:style-name="P371"/>
      <text:p text:style-name="P278">Woke and saw Cait off to work. I fell back asleep til noon and then set off for downtown. I got an iced coffee from Odd’s and a refill from Battle Cat. I stopped into Mother and got some ice and a baguette and realized I had left my card somewhere. They would not give me coffee because they only had pourovers.</text:p>
      <text:p text:style-name="P278"><text:s text:c="3"/>I played a game of chess outside the Greagle while eating my sandwich, then went inside for a refill from Walker. I walked downtown and used the restroom at Citizen. It started to rain as soon as we got to the Book Exchange, so we played inside to rave reviews.</text:p>
      <text:p text:style-name="P278"><text:s text:c="3"/>We crammed into Dulci’s car &amp; drove home. I ate a slice of pizza and watched a rom com w/ Cait where Reese Witherspoon is a ghost and then Hillbilly Elegy.</text:p>
      <text:p text:style-name="P278"/>
      <text:p text:style-name="P278">On the <text:span text:style-name="T79">18</text:span><text:span text:style-name="T71">th</text:span>, I played music w/ Friends. We brushed up on Snakehole &amp; Gooooo!!</text:p>
      <text:p text:style-name="P278"><text:s text:c="3"/>I don’t remember what I did for three days after that while Cait was off work. Actually, on the <text:span text:style-name="T79">19</text:span><text:span text:style-name="T71">th</text:span>, we went to the health department in Marshall hungover. Cait was apparently not pregnant. We drove home and napped.</text:p>
      <text:p text:style-name="P278"><text:s text:c="3"/>On the <text:span text:style-name="T79">20</text:span><text:span text:style-name="T71">th</text:span>, we went to Zilacoah, Riverside Rahpsody, Blake’s house, the Brew Pump and then watched Terminator 2. I really don’t remember Thursday right now.</text:p>
      <text:p text:style-name="P278"><text:soft-page-break/></text:p>
      <text:p text:style-name="P372">VII.XXI</text:p>
      <text:p text:style-name="P371"/>
      <text:p text:style-name="P278">Cait went into work. I was content to stay in bed all day looking at memes, but Fursty told me to come play music w/ Hannah Kaminer. I stopped at Izzy’s for an iced coffee on the way. It was a hot day. I went home and relaxed until Kevin and Dulci picked me up for our trip to Boone.</text:p>
      <text:p text:style-name="P278"><text:s text:c="3"/>I ate a sandwich across the street from the Jones House when we got there. We played a good set, ate at the Black Cat and got in the car to go home. My mom told me to call her as soon as I got service. My dad had gone into the hospital with chest pains.</text:p>
      <text:p text:style-name="P278"><text:s text:c="3"/>I hung w/ folks at the Country Club and on our porch.</text:p>
      <text:p text:style-name="P278"/>
      <text:p text:style-name="P372">VII.XXII</text:p>
      <text:p text:style-name="P371"><text:span text:style-name="T2"/></text:p>
      <text:p text:style-name="P371"><text:span text:style-name="T2">Cait went into work. I packed keyboard orders. I got an iced coffee, went to the post office, then went to the pawn shop to look for a router, but they were closed——no, this all took place on Sunday. I must have relaxed saturday morning. I know I got a beer at the Pump at three. That was after a coffee from Izzy’s.</text:span></text:p>
      <text:p text:style-name="P371"><text:span text:style-name="T2"><text:s text:c="3"/>I played the Wag Bar w/ Ryan. We went to the Pub for food, then the Pump, where we chatted w/ Drew. I put the rest of my beer in a cup, walked home and fell asleep.</text:span></text:p>
      <text:p text:style-name="P371"><text:span text:style-name="T2"/></text:p>
      <text:p text:style-name="P372">VII.XXIII</text:p>
      <text:p text:style-name="P371"><text:span text:style-name="T2"/></text:p>
      <text:p text:style-name="P371"><text:span text:style-name="T2">I did everything I mentioned the day before. After realizing the pawn shop was closed, I tried Ace. </text:span><text:soft-page-break/><text:span text:style-name="T2">They didn’t have a router. I got an Italian from Odd, walked home and got my things together. Kev &amp; Ryan picked me up. We played at the Biltmore w/ Dulci til nine.</text:span></text:p>
      <text:p text:style-name="P371"><text:span text:style-name="T2"><text:s text:c="3"/>I took a bath, put on a comfy outfit and walked to Dane’s house where Cait, Barbie, Wende &amp; Eli were hanging out. We went back to Wende’s for a bit. Then Cait and I walked home.</text:span></text:p>
      <text:p text:style-name="P371"><text:span text:style-name="T2"/></text:p>
      <text:p text:style-name="P371">VII.XXIV</text:p>
      <text:p text:style-name="P371"><text:span text:style-name="T2"/></text:p>
      <text:p text:style-name="P371"><text:span text:style-name="T2">I ordered an Uber and returned Cait’s car from FBO. We went together to Battle Cat for breakfast, then the farmer’s market. I dropped her off at work, then met a guy who sold me a router. I went home, charged my phone, walked to get a coffee and made off for Sylva.</text:span></text:p>
      <text:p text:style-name="P371"><text:span text:style-name="T2"><text:s text:c="3"/>I met my dad in the hospital shortly before he was being discharged. Mom nagged him w/ a bunch of questions. We went to their house for a bit and, when he started to fall asleep, I went to Innovation for two sour reds and a veggie burger w/ bacon.</text:span></text:p>
      <text:p text:style-name="P371"><text:span text:style-name="T2"><text:s text:c="3"/>I drove home &amp; met Cam @ the Pump. He was locked out of his car. We waited forever for AAA and were joined by Wende &amp; Barbie. We hung out on the porch and I soon went to bed.</text:span></text:p>
      <text:p text:style-name="P371"><text:span text:style-name="T2"/></text:p>
      <text:p text:style-name="P371">VII.XXV</text:p>
      <text:p text:style-name="P372"><text:span text:style-name="T2"/></text:p>
      <text:p text:style-name="P371"><text:span text:style-name="T2">I ordered Silverball Subs. We ate them in bed watching Comedians in Cars Getting Coffee. I think we watched a movie in bed after that, but I can’t remember what. We went to Ingles for snacks, watched Michael in the living room and went to bed.</text:span></text:p>
      <text:p text:style-name="P371"><text:soft-page-break/><text:span text:style-name="T2"><text:s text:c="3"/>The movie was Catch &amp; Release w/ Jennifer Garner, Kevin Smith &amp; Timothy Olephant. </text:span></text:p>
      <text:p text:style-name="P371"><text:span text:style-name="T2"/></text:p>
      <text:p text:style-name="P374">VII.XXVI</text:p>
      <text:p text:style-name="P373"><text:span text:style-name="T2"/></text:p>
      <text:p text:style-name="P373"><text:span text:style-name="T2">I woke after dreams of misplacing some show notes, went to the living room and wrote in my journ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3:12:09.251713930</dc:date>
    <meta:editing-duration>P8DT10H27M28S</meta:editing-duration>
    <meta:editing-cycles>275</meta:editing-cycles>
    <meta:generator>LibreOffice/7.3.7.2$Linux_X86_64 LibreOffice_project/30$Build-2</meta:generator>
    <meta:print-date>2024-07-07T17:40:57.703901491</meta:print-date>
    <meta:document-statistic meta:table-count="0" meta:image-count="0" meta:object-count="0" meta:page-count="103" meta:paragraph-count="805" meta:word-count="22984" meta:character-count="118227" meta:non-whitespace-character-count="95298"/>
  </office:meta>
</office:document-meta>
</file>